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_21315__20998__20301_" style:data-style-name="N48">
      <style:table-cell-properties fo:border="thin solid #000000" style:vertical-align="top" fo:wrap-option="wrap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" style:family="table-cell" style:parent-style-name="_21315__20998__20301_" style:data-style-name="N48">
      <style:table-cell-properties fo:border-top="thin solid #000000" fo:border-bottom="none" fo:border-left="thin solid #000000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4" style:family="table-cell" style:parent-style-name="_21315__20998__20301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_21315__20998__20301_" style:data-style-name="N48">
      <style:table-cell-properties fo:border="thin solid #000000" style:vertical-align="top" fo:wrap-option="wrap" fo:background-color="transparent" style:cell-protect="protected" style:repeat-content="false"/>
      <style:paragraph-properties fo:text-align="center"/>
    </style:style>
    <style:style style:name="ce7" style:family="table-cell" style:parent-style-name="_21315__20998__20301_" style:data-style-name="N48">
      <style:table-cell-properties fo:border="thin solid #000000" style:vertical-align="top" fo:wrap-option="wrap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start" fo:margin-left="0cm"/>
    </style:style>
    <style:style style:name="ce9" style:family="table-cell" style:parent-style-name="_21315__20998__20301_" style:data-style-name="N48">
      <style:table-cell-properties fo:border-top="thin solid #000000" fo:border-bottom="none" fo:border-left="thin solid #000000" fo:border-right="thin solid #000000" style:vertical-align="top" fo:wrap-option="wrap" fo:background-color="transparent" style:cell-protect="protected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start" fo:margin-left="0cm"/>
    </style:style>
    <style:style style:name="ce11" style:family="table-cell" style:parent-style-name="_21315__20998__20301_" style:data-style-name="N48">
      <style:table-cell-properties fo:border="thin solid #000000" style:vertical-align="middle" fo:background-color="transparent" style:cell-protect="none" style:repeat-content="false"/>
      <style:paragraph-properties fo:text-align="start" fo:margin-left="0cm"/>
    </style:style>
    <style:style style:name="ce12" style:family="table-cell" style:parent-style-name="_21315__20998__20301_" style:data-style-name="N48">
      <style:table-cell-properties fo:border="thin solid #000000" style:vertical-align="top" fo:wrap-option="wrap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3" style:family="table-cell" style:parent-style-name="_21315__20998__20301_" style:data-style-name="N48">
      <style:table-cell-properties fo:border="thin solid #000000" style:vertical-align="top" fo:wrap-option="wrap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4" style:family="table-cell" style:parent-style-name="_21315__20998__20301_" style:data-style-name="N48">
      <style:table-cell-properties fo:border="thin solid #000000" style:vertical-align="middle" fo:background-color="transparent" style:cell-protect="none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="thin solid #000000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start" fo:margin-left="0cm"/>
    </style:style>
    <style:style style:name="ce17" style:family="table-cell" style:parent-style-name="_21315__20998__20301_" style:data-style-name="N48">
      <style:table-cell-properties fo:border-top="thin solid #000000" fo:border-bottom="thin solid #000000" fo:border-left="thin solid #000000" fo:border-right="thin solid #000000" style:vertical-align="top" fo:wrap-option="wrap" fo:background-color="transparent" style:cell-protect="protected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9261666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2.794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6.2pt" style:use-optimal-row-height="true" fo:break-before="auto"/>
    </style:style>
    <style:style style:name="ro2" style:family="table-row">
      <style:table-row-properties style:row-height="39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月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4" table:default-cell-style-name="ce1"/>
        <table:table-column table:style-name="co4" table:number-columns-repeated="1015" table:default-cell-style-name="ce1"/>
        <table:table-column table:style-name="co5" table:number-columns-repeated="15360" table:default-cell-style-name="ce1"/>
        <table:table-row table:style-name="ro1">
          <table:table-cell office:value-type="string" table:number-columns-spanned="9" table:number-rows-spanned="1" table:style-name="ce6">
            <text:p>臺北市   111 年 1 月  各行政區戶籍人口數、戶數統計表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7">
            <text:p>區別</text:p>
          </table:table-cell>
          <table:table-cell office:value-type="string" table:number-columns-spanned="2" table:number-rows-spanned="1" table:style-name="ce7">
            <text:p>里數</text:p>
          </table:table-cell>
          <table:covered-table-cell/>
          <table:table-cell office:value-type="string" table:number-columns-spanned="2" table:number-rows-spanned="1" table:style-name="ce7">
            <text:p>鄰數</text:p>
          </table:table-cell>
          <table:covered-table-cell/>
          <table:table-cell office:value-type="string" table:number-columns-spanned="1" table:number-rows-spanned="2" table:style-name="ce7">
            <text:p>戶數</text:p>
          </table:table-cell>
          <table:table-cell office:value-type="string" table:number-columns-spanned="3" table:number-rows-spanned="1" table:style-name="ce7">
            <text:p>人口數</text:p>
          </table:table-cell>
          <table:covered-table-cell table:number-columns-repeated="2"/>
          <table:table-cell table:number-columns-repeated="16375"/>
        </table:table-row>
        <table:table-row table:style-name="ro1">
          <table:covered-table-cell/>
          <table:table-cell office:value-type="string" table:style-name="ce3">
            <text:p>現有門牌</text:p>
          </table:table-cell>
          <table:table-cell office:value-type="string" table:style-name="ce3">
            <text:p>戶籍登記</text:p>
          </table:table-cell>
          <table:table-cell office:value-type="string" table:style-name="ce3">
            <text:p>現有門牌</text:p>
          </table:table-cell>
          <table:table-cell office:value-type="string" table:style-name="ce3">
            <text:p>戶籍登記</text:p>
          </table:table-cell>
          <table:covered-table-cell/>
          <table:table-cell office:value-type="string" table:style-name="ce3">
            <text:p>合計</text:p>
          </table:table-cell>
          <table:table-cell office:value-type="string" table:style-name="ce3">
            <text:p>男</text:p>
          </table:table-cell>
          <table:table-cell office:value-type="string" table:style-name="ce3">
            <text:p>女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總計</text:p>
          </table:table-cell>
          <table:table-cell office:value-type="float" office:value="456" table:style-name="ce5">
            <text:p>456</text:p>
          </table:table-cell>
          <table:table-cell office:value-type="float" office:value="456" table:style-name="ce5">
            <text:p>456</text:p>
          </table:table-cell>
          <table:table-cell office:value-type="float" office:value="9598" table:style-name="ce5">
            <text:p>9598</text:p>
          </table:table-cell>
          <table:table-cell office:value-type="float" office:value="9572" table:style-name="ce5">
            <text:p>9572</text:p>
          </table:table-cell>
          <table:table-cell office:value-type="float" office:value="1050027" table:style-name="ce5">
            <text:p>1050027</text:p>
          </table:table-cell>
          <table:table-cell office:value-type="float" office:value="2514425" table:style-name="ce5">
            <text:p>2514425</text:p>
          </table:table-cell>
          <table:table-cell office:value-type="float" office:value="1197417" table:style-name="ce5">
            <text:p>1197417</text:p>
          </table:table-cell>
          <table:table-cell office:value-type="float" office:value="1317008" table:style-name="ce5">
            <text:p>1317008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松山區</text:p>
          </table:table-cell>
          <table:table-cell office:value-type="float" office:value="33" table:style-name="ce5">
            <text:p>33</text:p>
          </table:table-cell>
          <table:table-cell office:value-type="float" office:value="33" table:style-name="ce5">
            <text:p>33</text:p>
          </table:table-cell>
          <table:table-cell office:value-type="float" office:value="765" table:style-name="ce5">
            <text:p>765</text:p>
          </table:table-cell>
          <table:table-cell office:value-type="float" office:value="762" table:style-name="ce5">
            <text:p>762</text:p>
          </table:table-cell>
          <table:table-cell office:value-type="float" office:value="79780" table:style-name="ce5">
            <text:p>79780</text:p>
          </table:table-cell>
          <table:table-cell office:value-type="float" office:value="192511" table:style-name="ce5">
            <text:p>192511</text:p>
          </table:table-cell>
          <table:table-cell office:value-type="float" office:value="90081" table:style-name="ce5">
            <text:p>90081</text:p>
          </table:table-cell>
          <table:table-cell office:value-type="float" office:value="102430" table:style-name="ce5">
            <text:p>10243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信義區</text:p>
          </table:table-cell>
          <table:table-cell office:value-type="float" office:value="41" table:style-name="ce5">
            <text:p>41</text:p>
          </table:table-cell>
          <table:table-cell office:value-type="float" office:value="41" table:style-name="ce5">
            <text:p>41</text:p>
          </table:table-cell>
          <table:table-cell office:value-type="float" office:value="910" table:style-name="ce5">
            <text:p>910</text:p>
          </table:table-cell>
          <table:table-cell office:value-type="float" office:value="905" table:style-name="ce5">
            <text:p>905</text:p>
          </table:table-cell>
          <table:table-cell office:value-type="float" office:value="87525" table:style-name="ce5">
            <text:p>87525</text:p>
          </table:table-cell>
          <table:table-cell office:value-type="float" office:value="206209" table:style-name="ce5">
            <text:p>206209</text:p>
          </table:table-cell>
          <table:table-cell office:value-type="float" office:value="97951" table:style-name="ce5">
            <text:p>97951</text:p>
          </table:table-cell>
          <table:table-cell office:value-type="float" office:value="108258" table:style-name="ce5">
            <text:p>108258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大安區</text:p>
          </table:table-cell>
          <table:table-cell office:value-type="float" office:value="53" table:style-name="ce5">
            <text:p>53</text:p>
          </table:table-cell>
          <table:table-cell office:value-type="float" office:value="53" table:style-name="ce5">
            <text:p>53</text:p>
          </table:table-cell>
          <table:table-cell office:value-type="float" office:value="1026" table:style-name="ce5">
            <text:p>1026</text:p>
          </table:table-cell>
          <table:table-cell office:value-type="float" office:value="1021" table:style-name="ce5">
            <text:p>1021</text:p>
          </table:table-cell>
          <table:table-cell office:value-type="float" office:value="119093" table:style-name="ce5">
            <text:p>119093</text:p>
          </table:table-cell>
          <table:table-cell office:value-type="float" office:value="290419" table:style-name="ce5">
            <text:p>290419</text:p>
          </table:table-cell>
          <table:table-cell office:value-type="float" office:value="135471" table:style-name="ce5">
            <text:p>135471</text:p>
          </table:table-cell>
          <table:table-cell office:value-type="float" office:value="154948" table:style-name="ce5">
            <text:p>154948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中山區</text:p>
          </table:table-cell>
          <table:table-cell office:value-type="float" office:value="42" table:style-name="ce5">
            <text:p>42</text:p>
          </table:table-cell>
          <table:table-cell office:value-type="float" office:value="42" table:style-name="ce5">
            <text:p>42</text:p>
          </table:table-cell>
          <table:table-cell office:value-type="float" office:value="871" table:style-name="ce5">
            <text:p>871</text:p>
          </table:table-cell>
          <table:table-cell office:value-type="float" office:value="869" table:style-name="ce5">
            <text:p>869</text:p>
          </table:table-cell>
          <table:table-cell office:value-type="float" office:value="99227" table:style-name="ce5">
            <text:p>99227</text:p>
          </table:table-cell>
          <table:table-cell office:value-type="float" office:value="214563" table:style-name="ce5">
            <text:p>214563</text:p>
          </table:table-cell>
          <table:table-cell office:value-type="float" office:value="99484" table:style-name="ce5">
            <text:p>99484</text:p>
          </table:table-cell>
          <table:table-cell office:value-type="float" office:value="115079" table:style-name="ce5">
            <text:p>115079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中正區</text:p>
          </table:table-cell>
          <table:table-cell office:value-type="float" office:value="31" table:style-name="ce5">
            <text:p>31</text:p>
          </table:table-cell>
          <table:table-cell office:value-type="float" office:value="31" table:style-name="ce5">
            <text:p>31</text:p>
          </table:table-cell>
          <table:table-cell office:value-type="float" office:value="583" table:style-name="ce5">
            <text:p>583</text:p>
          </table:table-cell>
          <table:table-cell office:value-type="float" office:value="582" table:style-name="ce5">
            <text:p>582</text:p>
          </table:table-cell>
          <table:table-cell office:value-type="float" office:value="64885" table:style-name="ce5">
            <text:p>64885</text:p>
          </table:table-cell>
          <table:table-cell office:value-type="float" office:value="149962" table:style-name="ce5">
            <text:p>149962</text:p>
          </table:table-cell>
          <table:table-cell office:value-type="float" office:value="71337" table:style-name="ce5">
            <text:p>71337</text:p>
          </table:table-cell>
          <table:table-cell office:value-type="float" office:value="78625" table:style-name="ce5">
            <text:p>78625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大同區</text:p>
          </table:table-cell>
          <table:table-cell office:value-type="float" office:value="25" table:style-name="ce5">
            <text:p>25</text:p>
          </table:table-cell>
          <table:table-cell office:value-type="float" office:value="25" table:style-name="ce5">
            <text:p>25</text:p>
          </table:table-cell>
          <table:table-cell office:value-type="float" office:value="525" table:style-name="ce5">
            <text:p>525</text:p>
          </table:table-cell>
          <table:table-cell office:value-type="float" office:value="521" table:style-name="ce5">
            <text:p>521</text:p>
          </table:table-cell>
          <table:table-cell office:value-type="float" office:value="51975" table:style-name="ce5">
            <text:p>51975</text:p>
          </table:table-cell>
          <table:table-cell office:value-type="float" office:value="120224" table:style-name="ce5">
            <text:p>120224</text:p>
          </table:table-cell>
          <table:table-cell office:value-type="float" office:value="58198" table:style-name="ce5">
            <text:p>58198</text:p>
          </table:table-cell>
          <table:table-cell office:value-type="float" office:value="62026" table:style-name="ce5">
            <text:p>62026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萬華區</text:p>
          </table:table-cell>
          <table:table-cell office:value-type="float" office:value="36" table:style-name="ce5">
            <text:p>36</text:p>
          </table:table-cell>
          <table:table-cell office:value-type="float" office:value="36" table:style-name="ce5">
            <text:p>36</text:p>
          </table:table-cell>
          <table:table-cell office:value-type="float" office:value="722" table:style-name="ce5">
            <text:p>722</text:p>
          </table:table-cell>
          <table:table-cell office:value-type="float" office:value="722" table:style-name="ce5">
            <text:p>722</text:p>
          </table:table-cell>
          <table:table-cell office:value-type="float" office:value="78412" table:style-name="ce5">
            <text:p>78412</text:p>
          </table:table-cell>
          <table:table-cell office:value-type="float" office:value="175961" table:style-name="ce5">
            <text:p>175961</text:p>
          </table:table-cell>
          <table:table-cell office:value-type="float" office:value="85994" table:style-name="ce5">
            <text:p>85994</text:p>
          </table:table-cell>
          <table:table-cell office:value-type="float" office:value="89967" table:style-name="ce5">
            <text:p>89967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文山區</text:p>
          </table:table-cell>
          <table:table-cell office:value-type="float" office:value="43" table:style-name="ce5">
            <text:p>43</text:p>
          </table:table-cell>
          <table:table-cell office:value-type="float" office:value="43" table:style-name="ce5">
            <text:p>43</text:p>
          </table:table-cell>
          <table:table-cell office:value-type="float" office:value="1005" table:style-name="ce5">
            <text:p>1005</text:p>
          </table:table-cell>
          <table:table-cell office:value-type="float" office:value="1002" table:style-name="ce5">
            <text:p>1002</text:p>
          </table:table-cell>
          <table:table-cell office:value-type="float" office:value="107016" table:style-name="ce5">
            <text:p>107016</text:p>
          </table:table-cell>
          <table:table-cell office:value-type="float" office:value="260641" table:style-name="ce5">
            <text:p>260641</text:p>
          </table:table-cell>
          <table:table-cell office:value-type="float" office:value="124536" table:style-name="ce5">
            <text:p>124536</text:p>
          </table:table-cell>
          <table:table-cell office:value-type="float" office:value="136105" table:style-name="ce5">
            <text:p>136105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南港區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456" table:style-name="ce5">
            <text:p>456</text:p>
          </table:table-cell>
          <table:table-cell office:value-type="float" office:value="456" table:style-name="ce5">
            <text:p>456</text:p>
          </table:table-cell>
          <table:table-cell office:value-type="float" office:value="47696" table:style-name="ce5">
            <text:p>47696</text:p>
          </table:table-cell>
          <table:table-cell office:value-type="float" office:value="115384" table:style-name="ce5">
            <text:p>115384</text:p>
          </table:table-cell>
          <table:table-cell office:value-type="float" office:value="56230" table:style-name="ce5">
            <text:p>56230</text:p>
          </table:table-cell>
          <table:table-cell office:value-type="float" office:value="59154" table:style-name="ce5">
            <text:p>59154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內湖區</text:p>
          </table:table-cell>
          <table:table-cell office:value-type="float" office:value="39" table:style-name="ce5">
            <text:p>39</text:p>
          </table:table-cell>
          <table:table-cell office:value-type="float" office:value="39" table:style-name="ce5">
            <text:p>39</text:p>
          </table:table-cell>
          <table:table-cell office:value-type="float" office:value="916" table:style-name="ce5">
            <text:p>916</text:p>
          </table:table-cell>
          <table:table-cell office:value-type="float" office:value="916" table:style-name="ce5">
            <text:p>916</text:p>
          </table:table-cell>
          <table:table-cell office:value-type="float" office:value="109711" table:style-name="ce5">
            <text:p>109711</text:p>
          </table:table-cell>
          <table:table-cell office:value-type="float" office:value="275847" table:style-name="ce5">
            <text:p>275847</text:p>
          </table:table-cell>
          <table:table-cell office:value-type="float" office:value="131412" table:style-name="ce5">
            <text:p>131412</text:p>
          </table:table-cell>
          <table:table-cell office:value-type="float" office:value="144435" table:style-name="ce5">
            <text:p>144435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士林區</text:p>
          </table:table-cell>
          <table:table-cell office:value-type="float" office:value="51" table:style-name="ce5">
            <text:p>51</text:p>
          </table:table-cell>
          <table:table-cell office:value-type="float" office:value="51" table:style-name="ce5">
            <text:p>51</text:p>
          </table:table-cell>
          <table:table-cell office:value-type="float" office:value="996" table:style-name="ce5">
            <text:p>996</text:p>
          </table:table-cell>
          <table:table-cell office:value-type="float" office:value="995" table:style-name="ce5">
            <text:p>995</text:p>
          </table:table-cell>
          <table:table-cell office:value-type="float" office:value="106931" table:style-name="ce5">
            <text:p>106931</text:p>
          </table:table-cell>
          <table:table-cell office:value-type="float" office:value="268608" table:style-name="ce5">
            <text:p>268608</text:p>
          </table:table-cell>
          <table:table-cell office:value-type="float" office:value="129518" table:style-name="ce5">
            <text:p>129518</text:p>
          </table:table-cell>
          <table:table-cell office:value-type="float" office:value="139090" table:style-name="ce5">
            <text:p>13909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北投區</text:p>
          </table:table-cell>
          <table:table-cell office:value-type="float" office:value="42" table:style-name="ce5">
            <text:p>42</text:p>
          </table:table-cell>
          <table:table-cell office:value-type="float" office:value="42" table:style-name="ce5">
            <text:p>42</text:p>
          </table:table-cell>
          <table:table-cell office:value-type="float" office:value="823" table:style-name="ce5">
            <text:p>823</text:p>
          </table:table-cell>
          <table:table-cell office:value-type="float" office:value="821" table:style-name="ce5">
            <text:p>821</text:p>
          </table:table-cell>
          <table:table-cell office:value-type="float" office:value="97776" table:style-name="ce5">
            <text:p>97776</text:p>
          </table:table-cell>
          <table:table-cell office:value-type="float" office:value="244096" table:style-name="ce5">
            <text:p>244096</text:p>
          </table:table-cell>
          <table:table-cell office:value-type="float" office:value="117205" table:style-name="ce5">
            <text:p>117205</text:p>
          </table:table-cell>
          <table:table-cell office:value-type="float" office:value="126891" table:style-name="ce5">
            <text:p>126891</text:p>
          </table:table-cell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8">
            <text:p>說明：里數、鄰數係根據戶籍登記資料里鄰門牌資料檔及戶籍登記資料分列（與行政區域編組之里數、鄰數無關）。</text:p>
          </table:table-cell>
          <table:covered-table-cell table:number-columns-repeated="8"/>
          <table:table-cell table:number-columns-repeated="16375"/>
        </table:table-row>
        <table:table-row table:number-rows-repeated="1048559" table:style-name="ro1">
          <table:table-cell table:number-columns-repeated="16384"/>
        </table:table-row>
      </table:table>
      <table:table table:name="2月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4" table:default-cell-style-name="ce1"/>
        <table:table-column table:style-name="co4" table:number-columns-repeated="1015" table:default-cell-style-name="ce1"/>
        <table:table-column table:style-name="co5" table:number-columns-repeated="15360" table:default-cell-style-name="ce1"/>
        <table:table-row table:style-name="ro1">
          <table:table-cell office:value-type="string" table:number-columns-spanned="9" table:number-rows-spanned="1" table:style-name="ce6">
            <text:p>臺北市   111<text:span text:style-name="T1"><text:s/>年 2 月  各行政區戶籍人口數、戶數統計表</text:span>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7">
            <text:p>區別</text:p>
          </table:table-cell>
          <table:table-cell office:value-type="string" table:number-columns-spanned="2" table:number-rows-spanned="1" table:style-name="ce7">
            <text:p>里數</text:p>
          </table:table-cell>
          <table:covered-table-cell/>
          <table:table-cell office:value-type="string" table:number-columns-spanned="2" table:number-rows-spanned="1" table:style-name="ce7">
            <text:p>鄰數</text:p>
          </table:table-cell>
          <table:covered-table-cell/>
          <table:table-cell office:value-type="string" table:number-columns-spanned="1" table:number-rows-spanned="2" table:style-name="ce7">
            <text:p>戶數</text:p>
          </table:table-cell>
          <table:table-cell office:value-type="string" table:number-columns-spanned="3" table:number-rows-spanned="1" table:style-name="ce7">
            <text:p>人口數</text:p>
          </table:table-cell>
          <table:covered-table-cell table:number-columns-repeated="2"/>
          <table:table-cell table:number-columns-repeated="16375"/>
        </table:table-row>
        <table:table-row table:style-name="ro1">
          <table:covered-table-cell/>
          <table:table-cell office:value-type="string" table:style-name="ce2">
            <text:p>現有門牌</text:p>
          </table:table-cell>
          <table:table-cell office:value-type="string" table:style-name="ce2">
            <text:p>戶籍登記</text:p>
          </table:table-cell>
          <table:table-cell office:value-type="string" table:style-name="ce2">
            <text:p>現有門牌</text:p>
          </table:table-cell>
          <table:table-cell office:value-type="string" table:style-name="ce2">
            <text:p>戶籍登記</text:p>
          </table:table-cell>
          <table:covered-table-cell/>
          <table:table-cell office:value-type="string" table:style-name="ce2">
            <text:p>合計</text:p>
          </table:table-cell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總計</text:p>
          </table:table-cell>
          <table:table-cell office:value-type="float" office:value="456" table:style-name="ce5">
            <text:p>456</text:p>
          </table:table-cell>
          <table:table-cell office:value-type="float" office:value="456" table:style-name="ce5">
            <text:p>456</text:p>
          </table:table-cell>
          <table:table-cell office:value-type="float" office:value="9598" table:style-name="ce5">
            <text:p>9598</text:p>
          </table:table-cell>
          <table:table-cell office:value-type="float" office:value="9572" table:style-name="ce5">
            <text:p>9572</text:p>
          </table:table-cell>
          <table:table-cell office:value-type="float" office:value="1048177" table:style-name="ce5">
            <text:p>1048177</text:p>
          </table:table-cell>
          <table:table-cell office:value-type="float" office:value="2504597" table:style-name="ce5">
            <text:p>2504597</text:p>
          </table:table-cell>
          <table:table-cell office:value-type="float" office:value="1192907" table:style-name="ce5">
            <text:p>1192907</text:p>
          </table:table-cell>
          <table:table-cell office:value-type="float" office:value="1311690" table:style-name="ce5">
            <text:p>131169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松山區</text:p>
          </table:table-cell>
          <table:table-cell office:value-type="float" office:value="33" table:style-name="ce5">
            <text:p>33</text:p>
          </table:table-cell>
          <table:table-cell office:value-type="float" office:value="33" table:style-name="ce5">
            <text:p>33</text:p>
          </table:table-cell>
          <table:table-cell office:value-type="float" office:value="765" table:style-name="ce5">
            <text:p>765</text:p>
          </table:table-cell>
          <table:table-cell office:value-type="float" office:value="762" table:style-name="ce5">
            <text:p>762</text:p>
          </table:table-cell>
          <table:table-cell office:value-type="float" office:value="79567" table:style-name="ce5">
            <text:p>79567</text:p>
          </table:table-cell>
          <table:table-cell office:value-type="float" office:value="191481" table:style-name="ce5">
            <text:p>191481</text:p>
          </table:table-cell>
          <table:table-cell office:value-type="float" office:value="89637" table:style-name="ce5">
            <text:p>89637</text:p>
          </table:table-cell>
          <table:table-cell office:value-type="float" office:value="101844" table:style-name="ce5">
            <text:p>101844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信義區</text:p>
          </table:table-cell>
          <table:table-cell office:value-type="float" office:value="41" table:style-name="ce5">
            <text:p>41</text:p>
          </table:table-cell>
          <table:table-cell office:value-type="float" office:value="41" table:style-name="ce5">
            <text:p>41</text:p>
          </table:table-cell>
          <table:table-cell office:value-type="float" office:value="910" table:style-name="ce5">
            <text:p>910</text:p>
          </table:table-cell>
          <table:table-cell office:value-type="float" office:value="905" table:style-name="ce5">
            <text:p>905</text:p>
          </table:table-cell>
          <table:table-cell office:value-type="float" office:value="87338" table:style-name="ce5">
            <text:p>87338</text:p>
          </table:table-cell>
          <table:table-cell office:value-type="float" office:value="205343" table:style-name="ce5">
            <text:p>205343</text:p>
          </table:table-cell>
          <table:table-cell office:value-type="float" office:value="97566" table:style-name="ce5">
            <text:p>97566</text:p>
          </table:table-cell>
          <table:table-cell office:value-type="float" office:value="107777" table:style-name="ce5">
            <text:p>107777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大安區</text:p>
          </table:table-cell>
          <table:table-cell office:value-type="float" office:value="53" table:style-name="ce5">
            <text:p>53</text:p>
          </table:table-cell>
          <table:table-cell office:value-type="float" office:value="53" table:style-name="ce5">
            <text:p>53</text:p>
          </table:table-cell>
          <table:table-cell office:value-type="float" office:value="1026" table:style-name="ce5">
            <text:p>1026</text:p>
          </table:table-cell>
          <table:table-cell office:value-type="float" office:value="1021" table:style-name="ce5">
            <text:p>1021</text:p>
          </table:table-cell>
          <table:table-cell office:value-type="float" office:value="118920" table:style-name="ce5">
            <text:p>118920</text:p>
          </table:table-cell>
          <table:table-cell office:value-type="float" office:value="289649" table:style-name="ce5">
            <text:p>289649</text:p>
          </table:table-cell>
          <table:table-cell office:value-type="float" office:value="135113" table:style-name="ce5">
            <text:p>135113</text:p>
          </table:table-cell>
          <table:table-cell office:value-type="float" office:value="154536" table:style-name="ce5">
            <text:p>154536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中山區</text:p>
          </table:table-cell>
          <table:table-cell office:value-type="float" office:value="42" table:style-name="ce5">
            <text:p>42</text:p>
          </table:table-cell>
          <table:table-cell office:value-type="float" office:value="42" table:style-name="ce5">
            <text:p>42</text:p>
          </table:table-cell>
          <table:table-cell office:value-type="float" office:value="871" table:style-name="ce5">
            <text:p>871</text:p>
          </table:table-cell>
          <table:table-cell office:value-type="float" office:value="869" table:style-name="ce5">
            <text:p>869</text:p>
          </table:table-cell>
          <table:table-cell office:value-type="float" office:value="98869" table:style-name="ce5">
            <text:p>98869</text:p>
          </table:table-cell>
          <table:table-cell office:value-type="float" office:value="213203" table:style-name="ce5">
            <text:p>213203</text:p>
          </table:table-cell>
          <table:table-cell office:value-type="float" office:value="98864" table:style-name="ce5">
            <text:p>98864</text:p>
          </table:table-cell>
          <table:table-cell office:value-type="float" office:value="114339" table:style-name="ce5">
            <text:p>114339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中正區</text:p>
          </table:table-cell>
          <table:table-cell office:value-type="float" office:value="31" table:style-name="ce5">
            <text:p>31</text:p>
          </table:table-cell>
          <table:table-cell office:value-type="float" office:value="31" table:style-name="ce5">
            <text:p>31</text:p>
          </table:table-cell>
          <table:table-cell office:value-type="float" office:value="583" table:style-name="ce5">
            <text:p>583</text:p>
          </table:table-cell>
          <table:table-cell office:value-type="float" office:value="582" table:style-name="ce5">
            <text:p>582</text:p>
          </table:table-cell>
          <table:table-cell office:value-type="float" office:value="64755" table:style-name="ce5">
            <text:p>64755</text:p>
          </table:table-cell>
          <table:table-cell office:value-type="float" office:value="149338" table:style-name="ce5">
            <text:p>149338</text:p>
          </table:table-cell>
          <table:table-cell office:value-type="float" office:value="71048" table:style-name="ce5">
            <text:p>71048</text:p>
          </table:table-cell>
          <table:table-cell office:value-type="float" office:value="78290" table:style-name="ce5">
            <text:p>7829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大同區</text:p>
          </table:table-cell>
          <table:table-cell office:value-type="float" office:value="25" table:style-name="ce5">
            <text:p>25</text:p>
          </table:table-cell>
          <table:table-cell office:value-type="float" office:value="25" table:style-name="ce5">
            <text:p>25</text:p>
          </table:table-cell>
          <table:table-cell office:value-type="float" office:value="525" table:style-name="ce5">
            <text:p>525</text:p>
          </table:table-cell>
          <table:table-cell office:value-type="float" office:value="521" table:style-name="ce5">
            <text:p>521</text:p>
          </table:table-cell>
          <table:table-cell office:value-type="float" office:value="51943" table:style-name="ce5">
            <text:p>51943</text:p>
          </table:table-cell>
          <table:table-cell office:value-type="float" office:value="119885" table:style-name="ce5">
            <text:p>119885</text:p>
          </table:table-cell>
          <table:table-cell office:value-type="float" office:value="58019" table:style-name="ce5">
            <text:p>58019</text:p>
          </table:table-cell>
          <table:table-cell office:value-type="float" office:value="61866" table:style-name="ce5">
            <text:p>61866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萬華區</text:p>
          </table:table-cell>
          <table:table-cell office:value-type="float" office:value="36" table:style-name="ce5">
            <text:p>36</text:p>
          </table:table-cell>
          <table:table-cell office:value-type="float" office:value="36" table:style-name="ce5">
            <text:p>36</text:p>
          </table:table-cell>
          <table:table-cell office:value-type="float" office:value="722" table:style-name="ce5">
            <text:p>722</text:p>
          </table:table-cell>
          <table:table-cell office:value-type="float" office:value="722" table:style-name="ce5">
            <text:p>722</text:p>
          </table:table-cell>
          <table:table-cell office:value-type="float" office:value="78324" table:style-name="ce5">
            <text:p>78324</text:p>
          </table:table-cell>
          <table:table-cell office:value-type="float" office:value="175373" table:style-name="ce5">
            <text:p>175373</text:p>
          </table:table-cell>
          <table:table-cell office:value-type="float" office:value="85706" table:style-name="ce5">
            <text:p>85706</text:p>
          </table:table-cell>
          <table:table-cell office:value-type="float" office:value="89667" table:style-name="ce5">
            <text:p>89667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文山區</text:p>
          </table:table-cell>
          <table:table-cell office:value-type="float" office:value="43" table:style-name="ce5">
            <text:p>43</text:p>
          </table:table-cell>
          <table:table-cell office:value-type="float" office:value="43" table:style-name="ce5">
            <text:p>43</text:p>
          </table:table-cell>
          <table:table-cell office:value-type="float" office:value="1005" table:style-name="ce5">
            <text:p>1005</text:p>
          </table:table-cell>
          <table:table-cell office:value-type="float" office:value="1002" table:style-name="ce5">
            <text:p>1002</text:p>
          </table:table-cell>
          <table:table-cell office:value-type="float" office:value="106892" table:style-name="ce5">
            <text:p>106892</text:p>
          </table:table-cell>
          <table:table-cell office:value-type="float" office:value="259768" table:style-name="ce5">
            <text:p>259768</text:p>
          </table:table-cell>
          <table:table-cell office:value-type="float" office:value="124136" table:style-name="ce5">
            <text:p>124136</text:p>
          </table:table-cell>
          <table:table-cell office:value-type="float" office:value="135632" table:style-name="ce5">
            <text:p>135632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南港區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456" table:style-name="ce5">
            <text:p>456</text:p>
          </table:table-cell>
          <table:table-cell office:value-type="float" office:value="456" table:style-name="ce5">
            <text:p>456</text:p>
          </table:table-cell>
          <table:table-cell office:value-type="float" office:value="47657" table:style-name="ce5">
            <text:p>47657</text:p>
          </table:table-cell>
          <table:table-cell office:value-type="float" office:value="115009" table:style-name="ce5">
            <text:p>115009</text:p>
          </table:table-cell>
          <table:table-cell office:value-type="float" office:value="56052" table:style-name="ce5">
            <text:p>56052</text:p>
          </table:table-cell>
          <table:table-cell office:value-type="float" office:value="58957" table:style-name="ce5">
            <text:p>58957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內湖區</text:p>
          </table:table-cell>
          <table:table-cell office:value-type="float" office:value="39" table:style-name="ce5">
            <text:p>39</text:p>
          </table:table-cell>
          <table:table-cell office:value-type="float" office:value="39" table:style-name="ce5">
            <text:p>39</text:p>
          </table:table-cell>
          <table:table-cell office:value-type="float" office:value="916" table:style-name="ce5">
            <text:p>916</text:p>
          </table:table-cell>
          <table:table-cell office:value-type="float" office:value="916" table:style-name="ce5">
            <text:p>916</text:p>
          </table:table-cell>
          <table:table-cell office:value-type="float" office:value="109537" table:style-name="ce5">
            <text:p>109537</text:p>
          </table:table-cell>
          <table:table-cell office:value-type="float" office:value="274842" table:style-name="ce5">
            <text:p>274842</text:p>
          </table:table-cell>
          <table:table-cell office:value-type="float" office:value="130918" table:style-name="ce5">
            <text:p>130918</text:p>
          </table:table-cell>
          <table:table-cell office:value-type="float" office:value="143924" table:style-name="ce5">
            <text:p>143924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士林區</text:p>
          </table:table-cell>
          <table:table-cell office:value-type="float" office:value="51" table:style-name="ce5">
            <text:p>51</text:p>
          </table:table-cell>
          <table:table-cell office:value-type="float" office:value="51" table:style-name="ce5">
            <text:p>51</text:p>
          </table:table-cell>
          <table:table-cell office:value-type="float" office:value="996" table:style-name="ce5">
            <text:p>996</text:p>
          </table:table-cell>
          <table:table-cell office:value-type="float" office:value="995" table:style-name="ce5">
            <text:p>995</text:p>
          </table:table-cell>
          <table:table-cell office:value-type="float" office:value="106814" table:style-name="ce5">
            <text:p>106814</text:p>
          </table:table-cell>
          <table:table-cell office:value-type="float" office:value="267597" table:style-name="ce5">
            <text:p>267597</text:p>
          </table:table-cell>
          <table:table-cell office:value-type="float" office:value="129102" table:style-name="ce5">
            <text:p>129102</text:p>
          </table:table-cell>
          <table:table-cell office:value-type="float" office:value="138495" table:style-name="ce5">
            <text:p>138495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北投區</text:p>
          </table:table-cell>
          <table:table-cell office:value-type="float" office:value="42" table:style-name="ce5">
            <text:p>42</text:p>
          </table:table-cell>
          <table:table-cell office:value-type="float" office:value="42" table:style-name="ce5">
            <text:p>42</text:p>
          </table:table-cell>
          <table:table-cell office:value-type="float" office:value="823" table:style-name="ce5">
            <text:p>823</text:p>
          </table:table-cell>
          <table:table-cell office:value-type="float" office:value="821" table:style-name="ce5">
            <text:p>821</text:p>
          </table:table-cell>
          <table:table-cell office:value-type="float" office:value="97561" table:style-name="ce5">
            <text:p>97561</text:p>
          </table:table-cell>
          <table:table-cell office:value-type="float" office:value="243109" table:style-name="ce5">
            <text:p>243109</text:p>
          </table:table-cell>
          <table:table-cell office:value-type="float" office:value="116746" table:style-name="ce5">
            <text:p>116746</text:p>
          </table:table-cell>
          <table:table-cell office:value-type="float" office:value="126363" table:style-name="ce5">
            <text:p>126363</text:p>
          </table:table-cell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8">
            <text:p>說明：里數、鄰數係根據戶籍登記資料里鄰門牌資料檔及戶籍登記資料分列（與行政區域編組之里數、鄰數無關）。</text:p>
          </table:table-cell>
          <table:covered-table-cell table:number-columns-repeated="8"/>
          <table:table-cell table:number-columns-repeated="16375"/>
        </table:table-row>
        <table:table-row table:number-rows-repeated="1048559" table:style-name="ro1">
          <table:table-cell table:number-columns-repeated="16384"/>
        </table:table-row>
      </table:table>
      <table:table table:name="3月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4" table:default-cell-style-name="ce1"/>
        <table:table-column table:style-name="co4" table:number-columns-repeated="1015" table:default-cell-style-name="ce1"/>
        <table:table-column table:style-name="co5" table:number-columns-repeated="15360" table:default-cell-style-name="ce1"/>
        <table:table-row table:style-name="ro1">
          <table:table-cell office:value-type="string" table:number-columns-spanned="9" table:number-rows-spanned="1" table:style-name="ce6">
            <text:p>臺北市   111<text:span text:style-name="T1"><text:s/>年 3</text:span><text:s/>月  各行政區戶籍人口數、戶數統計表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7">
            <text:p>區別</text:p>
          </table:table-cell>
          <table:table-cell office:value-type="string" table:number-columns-spanned="2" table:number-rows-spanned="1" table:style-name="ce7">
            <text:p>里數</text:p>
          </table:table-cell>
          <table:covered-table-cell/>
          <table:table-cell office:value-type="string" table:number-columns-spanned="2" table:number-rows-spanned="1" table:style-name="ce7">
            <text:p>鄰數</text:p>
          </table:table-cell>
          <table:covered-table-cell/>
          <table:table-cell office:value-type="string" table:number-columns-spanned="1" table:number-rows-spanned="2" table:style-name="ce7">
            <text:p>戶數</text:p>
          </table:table-cell>
          <table:table-cell office:value-type="string" table:number-columns-spanned="3" table:number-rows-spanned="1" table:style-name="ce7">
            <text:p>人口數</text:p>
          </table:table-cell>
          <table:covered-table-cell table:number-columns-repeated="2"/>
          <table:table-cell table:number-columns-repeated="16375"/>
        </table:table-row>
        <table:table-row table:style-name="ro1">
          <table:covered-table-cell/>
          <table:table-cell office:value-type="string" table:style-name="ce2">
            <text:p>現有門牌</text:p>
          </table:table-cell>
          <table:table-cell office:value-type="string" table:style-name="ce2">
            <text:p>戶籍登記</text:p>
          </table:table-cell>
          <table:table-cell office:value-type="string" table:style-name="ce2">
            <text:p>現有門牌</text:p>
          </table:table-cell>
          <table:table-cell office:value-type="string" table:style-name="ce2">
            <text:p>戶籍登記</text:p>
          </table:table-cell>
          <table:covered-table-cell/>
          <table:table-cell office:value-type="string" table:style-name="ce2">
            <text:p>合計</text:p>
          </table:table-cell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/>總計</text:p>
          </table:table-cell>
          <table:table-cell office:value-type="float" office:value="456" table:style-name="ce5">
            <text:p>456</text:p>
          </table:table-cell>
          <table:table-cell office:value-type="float" office:value="456" table:style-name="ce5">
            <text:p>456</text:p>
          </table:table-cell>
          <table:table-cell office:value-type="float" office:value="9598" table:style-name="ce5">
            <text:p>9598</text:p>
          </table:table-cell>
          <table:table-cell office:value-type="float" office:value="9571" table:style-name="ce5">
            <text:p>9571</text:p>
          </table:table-cell>
          <table:table-cell office:value-type="float" office:value="1045646" table:style-name="ce5">
            <text:p>1045646</text:p>
          </table:table-cell>
          <table:table-cell office:value-type="float" office:value="2490445" table:style-name="ce5">
            <text:p>2490445</text:p>
          </table:table-cell>
          <table:table-cell office:value-type="float" office:value="1186053" table:style-name="ce5">
            <text:p>1186053</text:p>
          </table:table-cell>
          <table:table-cell office:value-type="float" office:value="1304392" table:style-name="ce5">
            <text:p>1304392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/>松山區</text:p>
          </table:table-cell>
          <table:table-cell office:value-type="float" office:value="33" table:style-name="ce5">
            <text:p>33</text:p>
          </table:table-cell>
          <table:table-cell office:value-type="float" office:value="33" table:style-name="ce5">
            <text:p>33</text:p>
          </table:table-cell>
          <table:table-cell office:value-type="float" office:value="765" table:style-name="ce5">
            <text:p>765</text:p>
          </table:table-cell>
          <table:table-cell office:value-type="float" office:value="762" table:style-name="ce5">
            <text:p>762</text:p>
          </table:table-cell>
          <table:table-cell office:value-type="float" office:value="79257" table:style-name="ce5">
            <text:p>79257</text:p>
          </table:table-cell>
          <table:table-cell office:value-type="float" office:value="189961" table:style-name="ce5">
            <text:p>189961</text:p>
          </table:table-cell>
          <table:table-cell office:value-type="float" office:value="88894" table:style-name="ce5">
            <text:p>88894</text:p>
          </table:table-cell>
          <table:table-cell office:value-type="float" office:value="101067" table:style-name="ce5">
            <text:p>101067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/>信義區</text:p>
          </table:table-cell>
          <table:table-cell office:value-type="float" office:value="41" table:style-name="ce5">
            <text:p>41</text:p>
          </table:table-cell>
          <table:table-cell office:value-type="float" office:value="41" table:style-name="ce5">
            <text:p>41</text:p>
          </table:table-cell>
          <table:table-cell office:value-type="float" office:value="910" table:style-name="ce5">
            <text:p>910</text:p>
          </table:table-cell>
          <table:table-cell office:value-type="float" office:value="905" table:style-name="ce5">
            <text:p>905</text:p>
          </table:table-cell>
          <table:table-cell office:value-type="float" office:value="87129" table:style-name="ce5">
            <text:p>87129</text:p>
          </table:table-cell>
          <table:table-cell office:value-type="float" office:value="204052" table:style-name="ce5">
            <text:p>204052</text:p>
          </table:table-cell>
          <table:table-cell office:value-type="float" office:value="96971" table:style-name="ce5">
            <text:p>96971</text:p>
          </table:table-cell>
          <table:table-cell office:value-type="float" office:value="107081" table:style-name="ce5">
            <text:p>107081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/>大安區</text:p>
          </table:table-cell>
          <table:table-cell office:value-type="float" office:value="53" table:style-name="ce5">
            <text:p>53</text:p>
          </table:table-cell>
          <table:table-cell office:value-type="float" office:value="53" table:style-name="ce5">
            <text:p>53</text:p>
          </table:table-cell>
          <table:table-cell office:value-type="float" office:value="1026" table:style-name="ce5">
            <text:p>1026</text:p>
          </table:table-cell>
          <table:table-cell office:value-type="float" office:value="1021" table:style-name="ce5">
            <text:p>1021</text:p>
          </table:table-cell>
          <table:table-cell office:value-type="float" office:value="118634" table:style-name="ce5">
            <text:p>118634</text:p>
          </table:table-cell>
          <table:table-cell office:value-type="float" office:value="288292" table:style-name="ce5">
            <text:p>288292</text:p>
          </table:table-cell>
          <table:table-cell office:value-type="float" office:value="134510" table:style-name="ce5">
            <text:p>134510</text:p>
          </table:table-cell>
          <table:table-cell office:value-type="float" office:value="153782" table:style-name="ce5">
            <text:p>153782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/>中山區</text:p>
          </table:table-cell>
          <table:table-cell office:value-type="float" office:value="42" table:style-name="ce5">
            <text:p>42</text:p>
          </table:table-cell>
          <table:table-cell office:value-type="float" office:value="42" table:style-name="ce5">
            <text:p>42</text:p>
          </table:table-cell>
          <table:table-cell office:value-type="float" office:value="871" table:style-name="ce5">
            <text:p>871</text:p>
          </table:table-cell>
          <table:table-cell office:value-type="float" office:value="869" table:style-name="ce5">
            <text:p>869</text:p>
          </table:table-cell>
          <table:table-cell office:value-type="float" office:value="98589" table:style-name="ce5">
            <text:p>98589</text:p>
          </table:table-cell>
          <table:table-cell office:value-type="float" office:value="211945" table:style-name="ce5">
            <text:p>211945</text:p>
          </table:table-cell>
          <table:table-cell office:value-type="float" office:value="98259" table:style-name="ce5">
            <text:p>98259</text:p>
          </table:table-cell>
          <table:table-cell office:value-type="float" office:value="113686" table:style-name="ce5">
            <text:p>113686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/>中正區</text:p>
          </table:table-cell>
          <table:table-cell office:value-type="float" office:value="31" table:style-name="ce5">
            <text:p>31</text:p>
          </table:table-cell>
          <table:table-cell office:value-type="float" office:value="31" table:style-name="ce5">
            <text:p>31</text:p>
          </table:table-cell>
          <table:table-cell office:value-type="float" office:value="583" table:style-name="ce5">
            <text:p>583</text:p>
          </table:table-cell>
          <table:table-cell office:value-type="float" office:value="582" table:style-name="ce5">
            <text:p>582</text:p>
          </table:table-cell>
          <table:table-cell office:value-type="float" office:value="64491" table:style-name="ce5">
            <text:p>64491</text:p>
          </table:table-cell>
          <table:table-cell office:value-type="float" office:value="148249" table:style-name="ce5">
            <text:p>148249</text:p>
          </table:table-cell>
          <table:table-cell office:value-type="float" office:value="70520" table:style-name="ce5">
            <text:p>70520</text:p>
          </table:table-cell>
          <table:table-cell office:value-type="float" office:value="77729" table:style-name="ce5">
            <text:p>77729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/>大同區</text:p>
          </table:table-cell>
          <table:table-cell office:value-type="float" office:value="25" table:style-name="ce5">
            <text:p>25</text:p>
          </table:table-cell>
          <table:table-cell office:value-type="float" office:value="25" table:style-name="ce5">
            <text:p>25</text:p>
          </table:table-cell>
          <table:table-cell office:value-type="float" office:value="525" table:style-name="ce5">
            <text:p>525</text:p>
          </table:table-cell>
          <table:table-cell office:value-type="float" office:value="521" table:style-name="ce5">
            <text:p>521</text:p>
          </table:table-cell>
          <table:table-cell office:value-type="float" office:value="51797" table:style-name="ce5">
            <text:p>51797</text:p>
          </table:table-cell>
          <table:table-cell office:value-type="float" office:value="119188" table:style-name="ce5">
            <text:p>119188</text:p>
          </table:table-cell>
          <table:table-cell office:value-type="float" office:value="57653" table:style-name="ce5">
            <text:p>57653</text:p>
          </table:table-cell>
          <table:table-cell office:value-type="float" office:value="61535" table:style-name="ce5">
            <text:p>61535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/>萬華區</text:p>
          </table:table-cell>
          <table:table-cell office:value-type="float" office:value="36" table:style-name="ce5">
            <text:p>36</text:p>
          </table:table-cell>
          <table:table-cell office:value-type="float" office:value="36" table:style-name="ce5">
            <text:p>36</text:p>
          </table:table-cell>
          <table:table-cell office:value-type="float" office:value="722" table:style-name="ce5">
            <text:p>722</text:p>
          </table:table-cell>
          <table:table-cell office:value-type="float" office:value="721" table:style-name="ce5">
            <text:p>721</text:p>
          </table:table-cell>
          <table:table-cell office:value-type="float" office:value="78173" table:style-name="ce5">
            <text:p>78173</text:p>
          </table:table-cell>
          <table:table-cell office:value-type="float" office:value="174390" table:style-name="ce5">
            <text:p>174390</text:p>
          </table:table-cell>
          <table:table-cell office:value-type="float" office:value="85213" table:style-name="ce5">
            <text:p>85213</text:p>
          </table:table-cell>
          <table:table-cell office:value-type="float" office:value="89177" table:style-name="ce5">
            <text:p>89177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/>文山區</text:p>
          </table:table-cell>
          <table:table-cell office:value-type="float" office:value="43" table:style-name="ce5">
            <text:p>43</text:p>
          </table:table-cell>
          <table:table-cell office:value-type="float" office:value="43" table:style-name="ce5">
            <text:p>43</text:p>
          </table:table-cell>
          <table:table-cell office:value-type="float" office:value="1005" table:style-name="ce5">
            <text:p>1005</text:p>
          </table:table-cell>
          <table:table-cell office:value-type="float" office:value="1002" table:style-name="ce5">
            <text:p>1002</text:p>
          </table:table-cell>
          <table:table-cell office:value-type="float" office:value="106637" table:style-name="ce5">
            <text:p>106637</text:p>
          </table:table-cell>
          <table:table-cell office:value-type="float" office:value="258278" table:style-name="ce5">
            <text:p>258278</text:p>
          </table:table-cell>
          <table:table-cell office:value-type="float" office:value="123384" table:style-name="ce5">
            <text:p>123384</text:p>
          </table:table-cell>
          <table:table-cell office:value-type="float" office:value="134894" table:style-name="ce5">
            <text:p>134894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/>南港區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456" table:style-name="ce5">
            <text:p>456</text:p>
          </table:table-cell>
          <table:table-cell office:value-type="float" office:value="456" table:style-name="ce5">
            <text:p>456</text:p>
          </table:table-cell>
          <table:table-cell office:value-type="float" office:value="47492" table:style-name="ce5">
            <text:p>47492</text:p>
          </table:table-cell>
          <table:table-cell office:value-type="float" office:value="114285" table:style-name="ce5">
            <text:p>114285</text:p>
          </table:table-cell>
          <table:table-cell office:value-type="float" office:value="55673" table:style-name="ce5">
            <text:p>55673</text:p>
          </table:table-cell>
          <table:table-cell office:value-type="float" office:value="58612" table:style-name="ce5">
            <text:p>58612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/>內湖區</text:p>
          </table:table-cell>
          <table:table-cell office:value-type="float" office:value="39" table:style-name="ce5">
            <text:p>39</text:p>
          </table:table-cell>
          <table:table-cell office:value-type="float" office:value="39" table:style-name="ce5">
            <text:p>39</text:p>
          </table:table-cell>
          <table:table-cell office:value-type="float" office:value="916" table:style-name="ce5">
            <text:p>916</text:p>
          </table:table-cell>
          <table:table-cell office:value-type="float" office:value="916" table:style-name="ce5">
            <text:p>916</text:p>
          </table:table-cell>
          <table:table-cell office:value-type="float" office:value="109342" table:style-name="ce5">
            <text:p>109342</text:p>
          </table:table-cell>
          <table:table-cell office:value-type="float" office:value="273414" table:style-name="ce5">
            <text:p>273414</text:p>
          </table:table-cell>
          <table:table-cell office:value-type="float" office:value="130217" table:style-name="ce5">
            <text:p>130217</text:p>
          </table:table-cell>
          <table:table-cell office:value-type="float" office:value="143197" table:style-name="ce5">
            <text:p>143197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/>士林區</text:p>
          </table:table-cell>
          <table:table-cell office:value-type="float" office:value="51" table:style-name="ce5">
            <text:p>51</text:p>
          </table:table-cell>
          <table:table-cell office:value-type="float" office:value="51" table:style-name="ce5">
            <text:p>51</text:p>
          </table:table-cell>
          <table:table-cell office:value-type="float" office:value="996" table:style-name="ce5">
            <text:p>996</text:p>
          </table:table-cell>
          <table:table-cell office:value-type="float" office:value="995" table:style-name="ce5">
            <text:p>995</text:p>
          </table:table-cell>
          <table:table-cell office:value-type="float" office:value="106601" table:style-name="ce5">
            <text:p>106601</text:p>
          </table:table-cell>
          <table:table-cell office:value-type="float" office:value="266036" table:style-name="ce5">
            <text:p>266036</text:p>
          </table:table-cell>
          <table:table-cell office:value-type="float" office:value="128378" table:style-name="ce5">
            <text:p>128378</text:p>
          </table:table-cell>
          <table:table-cell office:value-type="float" office:value="137658" table:style-name="ce5">
            <text:p>137658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/>北投區</text:p>
          </table:table-cell>
          <table:table-cell office:value-type="float" office:value="42" table:style-name="ce5">
            <text:p>42</text:p>
          </table:table-cell>
          <table:table-cell office:value-type="float" office:value="42" table:style-name="ce5">
            <text:p>42</text:p>
          </table:table-cell>
          <table:table-cell office:value-type="float" office:value="823" table:style-name="ce5">
            <text:p>823</text:p>
          </table:table-cell>
          <table:table-cell office:value-type="float" office:value="821" table:style-name="ce5">
            <text:p>821</text:p>
          </table:table-cell>
          <table:table-cell office:value-type="float" office:value="97504" table:style-name="ce5">
            <text:p>97504</text:p>
          </table:table-cell>
          <table:table-cell office:value-type="float" office:value="242355" table:style-name="ce5">
            <text:p>242355</text:p>
          </table:table-cell>
          <table:table-cell office:value-type="float" office:value="116381" table:style-name="ce5">
            <text:p>116381</text:p>
          </table:table-cell>
          <table:table-cell office:value-type="float" office:value="125974" table:style-name="ce5">
            <text:p>125974</text:p>
          </table:table-cell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8">
            <text:p>說明：里數、鄰數係根據戶籍登記資料里鄰門牌資料檔及戶籍登記資料分列（與行政區域編組之里數、鄰數無關）。</text:p>
          </table:table-cell>
          <table:covered-table-cell table:number-columns-repeated="8"/>
          <table:table-cell table:number-columns-repeated="16375"/>
        </table:table-row>
        <table:table-row table:number-rows-repeated="1048559" table:style-name="ro1">
          <table:table-cell table:number-columns-repeated="16384"/>
        </table:table-row>
      </table:table>
      <table:table table:name="4月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4" table:default-cell-style-name="ce1"/>
        <table:table-column table:style-name="co4" table:number-columns-repeated="1015" table:default-cell-style-name="ce1"/>
        <table:table-column table:style-name="co5" table:number-columns-repeated="15360" table:default-cell-style-name="ce1"/>
        <table:table-row table:style-name="ro1">
          <table:table-cell office:value-type="string" table:number-columns-spanned="9" table:number-rows-spanned="1" table:style-name="ce17">
            <text:p>臺北市   111<text:span text:style-name="T1"><text:s/>年 4 月  各行政區戶籍人口數、戶數統計表</text:span>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12">
            <text:p>區別</text:p>
          </table:table-cell>
          <table:table-cell office:value-type="string" table:number-columns-spanned="2" table:number-rows-spanned="1" table:style-name="ce12">
            <text:p>里數</text:p>
          </table:table-cell>
          <table:covered-table-cell/>
          <table:table-cell office:value-type="string" table:number-columns-spanned="2" table:number-rows-spanned="1" table:style-name="ce12">
            <text:p>鄰數</text:p>
          </table:table-cell>
          <table:covered-table-cell/>
          <table:table-cell office:value-type="string" table:number-columns-spanned="1" table:number-rows-spanned="2" table:style-name="ce12">
            <text:p>戶數</text:p>
          </table:table-cell>
          <table:table-cell office:value-type="string" table:number-columns-spanned="3" table:number-rows-spanned="1" table:style-name="ce12">
            <text:p>人口數</text:p>
          </table:table-cell>
          <table:covered-table-cell table:number-columns-repeated="2"/>
          <table:table-cell table:number-columns-repeated="16375"/>
        </table:table-row>
        <table:table-row table:style-name="ro1">
          <table:covered-table-cell/>
          <table:table-cell office:value-type="string" table:style-name="ce13">
            <text:p>現有門牌</text:p>
          </table:table-cell>
          <table:table-cell office:value-type="string" table:style-name="ce13">
            <text:p>戶籍登記</text:p>
          </table:table-cell>
          <table:table-cell office:value-type="string" table:style-name="ce13">
            <text:p>現有門牌</text:p>
          </table:table-cell>
          <table:table-cell office:value-type="string" table:style-name="ce13">
            <text:p>戶籍登記</text:p>
          </table:table-cell>
          <table:covered-table-cell/>
          <table:table-cell office:value-type="string" table:style-name="ce13">
            <text:p>合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<text:s/>總計</text:p>
          </table:table-cell>
          <table:table-cell office:value-type="float" office:value="456" table:style-name="ce15">
            <text:p>456</text:p>
          </table:table-cell>
          <table:table-cell office:value-type="float" office:value="456" table:style-name="ce15">
            <text:p>456</text:p>
          </table:table-cell>
          <table:table-cell office:value-type="float" office:value="9597" table:style-name="ce15">
            <text:p>9597</text:p>
          </table:table-cell>
          <table:table-cell office:value-type="float" office:value="9572" table:style-name="ce15">
            <text:p>9572</text:p>
          </table:table-cell>
          <table:table-cell office:value-type="float" office:value="1043569" table:style-name="ce15">
            <text:p>1043569</text:p>
          </table:table-cell>
          <table:table-cell office:value-type="float" office:value="2478124" table:style-name="ce15">
            <text:p>2478124</text:p>
          </table:table-cell>
          <table:table-cell office:value-type="float" office:value="1179782" table:style-name="ce15">
            <text:p>1179782</text:p>
          </table:table-cell>
          <table:table-cell office:value-type="float" office:value="1298342" table:style-name="ce15">
            <text:p>1298342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<text:s/>松山區</text:p>
          </table:table-cell>
          <table:table-cell office:value-type="float" office:value="33" table:style-name="ce15">
            <text:p>33</text:p>
          </table:table-cell>
          <table:table-cell office:value-type="float" office:value="33" table:style-name="ce15">
            <text:p>33</text:p>
          </table:table-cell>
          <table:table-cell office:value-type="float" office:value="765" table:style-name="ce15">
            <text:p>765</text:p>
          </table:table-cell>
          <table:table-cell office:value-type="float" office:value="762" table:style-name="ce15">
            <text:p>762</text:p>
          </table:table-cell>
          <table:table-cell office:value-type="float" office:value="79046" table:style-name="ce15">
            <text:p>79046</text:p>
          </table:table-cell>
          <table:table-cell office:value-type="float" office:value="188926" table:style-name="ce15">
            <text:p>188926</text:p>
          </table:table-cell>
          <table:table-cell office:value-type="float" office:value="88397" table:style-name="ce15">
            <text:p>88397</text:p>
          </table:table-cell>
          <table:table-cell office:value-type="float" office:value="100529" table:style-name="ce15">
            <text:p>100529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<text:s/>信義區</text:p>
          </table:table-cell>
          <table:table-cell office:value-type="float" office:value="41" table:style-name="ce15">
            <text:p>41</text:p>
          </table:table-cell>
          <table:table-cell office:value-type="float" office:value="41" table:style-name="ce15">
            <text:p>41</text:p>
          </table:table-cell>
          <table:table-cell office:value-type="float" office:value="910" table:style-name="ce15">
            <text:p>910</text:p>
          </table:table-cell>
          <table:table-cell office:value-type="float" office:value="905" table:style-name="ce15">
            <text:p>905</text:p>
          </table:table-cell>
          <table:table-cell office:value-type="float" office:value="87077" table:style-name="ce15">
            <text:p>87077</text:p>
          </table:table-cell>
          <table:table-cell office:value-type="float" office:value="203098" table:style-name="ce15">
            <text:p>203098</text:p>
          </table:table-cell>
          <table:table-cell office:value-type="float" office:value="96504" table:style-name="ce15">
            <text:p>96504</text:p>
          </table:table-cell>
          <table:table-cell office:value-type="float" office:value="106594" table:style-name="ce15">
            <text:p>106594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<text:s/>大安區</text:p>
          </table:table-cell>
          <table:table-cell office:value-type="float" office:value="53" table:style-name="ce15">
            <text:p>53</text:p>
          </table:table-cell>
          <table:table-cell office:value-type="float" office:value="53" table:style-name="ce15">
            <text:p>53</text:p>
          </table:table-cell>
          <table:table-cell office:value-type="float" office:value="1026" table:style-name="ce15">
            <text:p>1026</text:p>
          </table:table-cell>
          <table:table-cell office:value-type="float" office:value="1021" table:style-name="ce15">
            <text:p>1021</text:p>
          </table:table-cell>
          <table:table-cell office:value-type="float" office:value="118524" table:style-name="ce15">
            <text:p>118524</text:p>
          </table:table-cell>
          <table:table-cell office:value-type="float" office:value="287544" table:style-name="ce15">
            <text:p>287544</text:p>
          </table:table-cell>
          <table:table-cell office:value-type="float" office:value="134098" table:style-name="ce15">
            <text:p>134098</text:p>
          </table:table-cell>
          <table:table-cell office:value-type="float" office:value="153446" table:style-name="ce15">
            <text:p>153446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<text:s/>中山區</text:p>
          </table:table-cell>
          <table:table-cell office:value-type="float" office:value="42" table:style-name="ce15">
            <text:p>42</text:p>
          </table:table-cell>
          <table:table-cell office:value-type="float" office:value="42" table:style-name="ce15">
            <text:p>42</text:p>
          </table:table-cell>
          <table:table-cell office:value-type="float" office:value="871" table:style-name="ce15">
            <text:p>871</text:p>
          </table:table-cell>
          <table:table-cell office:value-type="float" office:value="869" table:style-name="ce15">
            <text:p>869</text:p>
          </table:table-cell>
          <table:table-cell office:value-type="float" office:value="98288" table:style-name="ce15">
            <text:p>98288</text:p>
          </table:table-cell>
          <table:table-cell office:value-type="float" office:value="210447" table:style-name="ce15">
            <text:p>210447</text:p>
          </table:table-cell>
          <table:table-cell office:value-type="float" office:value="97472" table:style-name="ce15">
            <text:p>97472</text:p>
          </table:table-cell>
          <table:table-cell office:value-type="float" office:value="112975" table:style-name="ce15">
            <text:p>112975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<text:s/>中正區</text:p>
          </table:table-cell>
          <table:table-cell office:value-type="float" office:value="31" table:style-name="ce15">
            <text:p>31</text:p>
          </table:table-cell>
          <table:table-cell office:value-type="float" office:value="31" table:style-name="ce15">
            <text:p>31</text:p>
          </table:table-cell>
          <table:table-cell office:value-type="float" office:value="583" table:style-name="ce15">
            <text:p>583</text:p>
          </table:table-cell>
          <table:table-cell office:value-type="float" office:value="582" table:style-name="ce15">
            <text:p>582</text:p>
          </table:table-cell>
          <table:table-cell office:value-type="float" office:value="64312" table:style-name="ce15">
            <text:p>64312</text:p>
          </table:table-cell>
          <table:table-cell office:value-type="float" office:value="147482" table:style-name="ce15">
            <text:p>147482</text:p>
          </table:table-cell>
          <table:table-cell office:value-type="float" office:value="70160" table:style-name="ce15">
            <text:p>70160</text:p>
          </table:table-cell>
          <table:table-cell office:value-type="float" office:value="77322" table:style-name="ce15">
            <text:p>77322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<text:s/>大同區</text:p>
          </table:table-cell>
          <table:table-cell office:value-type="float" office:value="25" table:style-name="ce15">
            <text:p>25</text:p>
          </table:table-cell>
          <table:table-cell office:value-type="float" office:value="25" table:style-name="ce15">
            <text:p>25</text:p>
          </table:table-cell>
          <table:table-cell office:value-type="float" office:value="525" table:style-name="ce15">
            <text:p>525</text:p>
          </table:table-cell>
          <table:table-cell office:value-type="float" office:value="522" table:style-name="ce15">
            <text:p>522</text:p>
          </table:table-cell>
          <table:table-cell office:value-type="float" office:value="51642" table:style-name="ce15">
            <text:p>51642</text:p>
          </table:table-cell>
          <table:table-cell office:value-type="float" office:value="118445" table:style-name="ce15">
            <text:p>118445</text:p>
          </table:table-cell>
          <table:table-cell office:value-type="float" office:value="57280" table:style-name="ce15">
            <text:p>57280</text:p>
          </table:table-cell>
          <table:table-cell office:value-type="float" office:value="61165" table:style-name="ce15">
            <text:p>61165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<text:s/>萬華區</text:p>
          </table:table-cell>
          <table:table-cell office:value-type="float" office:value="36" table:style-name="ce15">
            <text:p>36</text:p>
          </table:table-cell>
          <table:table-cell office:value-type="float" office:value="36" table:style-name="ce15">
            <text:p>36</text:p>
          </table:table-cell>
          <table:table-cell office:value-type="float" office:value="721" table:style-name="ce15">
            <text:p>721</text:p>
          </table:table-cell>
          <table:table-cell office:value-type="float" office:value="721" table:style-name="ce15">
            <text:p>721</text:p>
          </table:table-cell>
          <table:table-cell office:value-type="float" office:value="77941" table:style-name="ce15">
            <text:p>77941</text:p>
          </table:table-cell>
          <table:table-cell office:value-type="float" office:value="173345" table:style-name="ce15">
            <text:p>173345</text:p>
          </table:table-cell>
          <table:table-cell office:value-type="float" office:value="84705" table:style-name="ce15">
            <text:p>84705</text:p>
          </table:table-cell>
          <table:table-cell office:value-type="float" office:value="88640" table:style-name="ce15">
            <text:p>88640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<text:s/>文山區</text:p>
          </table:table-cell>
          <table:table-cell office:value-type="float" office:value="43" table:style-name="ce15">
            <text:p>43</text:p>
          </table:table-cell>
          <table:table-cell office:value-type="float" office:value="43" table:style-name="ce15">
            <text:p>43</text:p>
          </table:table-cell>
          <table:table-cell office:value-type="float" office:value="1005" table:style-name="ce15">
            <text:p>1005</text:p>
          </table:table-cell>
          <table:table-cell office:value-type="float" office:value="1002" table:style-name="ce15">
            <text:p>1002</text:p>
          </table:table-cell>
          <table:table-cell office:value-type="float" office:value="106404" table:style-name="ce15">
            <text:p>106404</text:p>
          </table:table-cell>
          <table:table-cell office:value-type="float" office:value="256942" table:style-name="ce15">
            <text:p>256942</text:p>
          </table:table-cell>
          <table:table-cell office:value-type="float" office:value="122726" table:style-name="ce15">
            <text:p>122726</text:p>
          </table:table-cell>
          <table:table-cell office:value-type="float" office:value="134216" table:style-name="ce15">
            <text:p>134216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<text:s/>南港區</text:p>
          </table:table-cell>
          <table:table-cell office:value-type="float" office:value="20" table:style-name="ce15">
            <text:p>20</text:p>
          </table:table-cell>
          <table:table-cell office:value-type="float" office:value="20" table:style-name="ce15">
            <text:p>20</text:p>
          </table:table-cell>
          <table:table-cell office:value-type="float" office:value="456" table:style-name="ce15">
            <text:p>456</text:p>
          </table:table-cell>
          <table:table-cell office:value-type="float" office:value="456" table:style-name="ce15">
            <text:p>456</text:p>
          </table:table-cell>
          <table:table-cell office:value-type="float" office:value="47391" table:style-name="ce15">
            <text:p>47391</text:p>
          </table:table-cell>
          <table:table-cell office:value-type="float" office:value="113641" table:style-name="ce15">
            <text:p>113641</text:p>
          </table:table-cell>
          <table:table-cell office:value-type="float" office:value="55317" table:style-name="ce15">
            <text:p>55317</text:p>
          </table:table-cell>
          <table:table-cell office:value-type="float" office:value="58324" table:style-name="ce15">
            <text:p>58324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<text:s/>內湖區</text:p>
          </table:table-cell>
          <table:table-cell office:value-type="float" office:value="39" table:style-name="ce15">
            <text:p>39</text:p>
          </table:table-cell>
          <table:table-cell office:value-type="float" office:value="39" table:style-name="ce15">
            <text:p>39</text:p>
          </table:table-cell>
          <table:table-cell office:value-type="float" office:value="916" table:style-name="ce15">
            <text:p>916</text:p>
          </table:table-cell>
          <table:table-cell office:value-type="float" office:value="916" table:style-name="ce15">
            <text:p>916</text:p>
          </table:table-cell>
          <table:table-cell office:value-type="float" office:value="109120" table:style-name="ce15">
            <text:p>109120</text:p>
          </table:table-cell>
          <table:table-cell office:value-type="float" office:value="271853" table:style-name="ce15">
            <text:p>271853</text:p>
          </table:table-cell>
          <table:table-cell office:value-type="float" office:value="129409" table:style-name="ce15">
            <text:p>129409</text:p>
          </table:table-cell>
          <table:table-cell office:value-type="float" office:value="142444" table:style-name="ce15">
            <text:p>142444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<text:s/>士林區</text:p>
          </table:table-cell>
          <table:table-cell office:value-type="float" office:value="51" table:style-name="ce15">
            <text:p>51</text:p>
          </table:table-cell>
          <table:table-cell office:value-type="float" office:value="51" table:style-name="ce15">
            <text:p>51</text:p>
          </table:table-cell>
          <table:table-cell office:value-type="float" office:value="996" table:style-name="ce15">
            <text:p>996</text:p>
          </table:table-cell>
          <table:table-cell office:value-type="float" office:value="995" table:style-name="ce15">
            <text:p>995</text:p>
          </table:table-cell>
          <table:table-cell office:value-type="float" office:value="106387" table:style-name="ce15">
            <text:p>106387</text:p>
          </table:table-cell>
          <table:table-cell office:value-type="float" office:value="264537" table:style-name="ce15">
            <text:p>264537</text:p>
          </table:table-cell>
          <table:table-cell office:value-type="float" office:value="127560" table:style-name="ce15">
            <text:p>127560</text:p>
          </table:table-cell>
          <table:table-cell office:value-type="float" office:value="136977" table:style-name="ce15">
            <text:p>136977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<text:s/>北投區</text:p>
          </table:table-cell>
          <table:table-cell office:value-type="float" office:value="42" table:style-name="ce15">
            <text:p>42</text:p>
          </table:table-cell>
          <table:table-cell office:value-type="float" office:value="42" table:style-name="ce15">
            <text:p>42</text:p>
          </table:table-cell>
          <table:table-cell office:value-type="float" office:value="823" table:style-name="ce15">
            <text:p>823</text:p>
          </table:table-cell>
          <table:table-cell office:value-type="float" office:value="821" table:style-name="ce15">
            <text:p>821</text:p>
          </table:table-cell>
          <table:table-cell office:value-type="float" office:value="97437" table:style-name="ce15">
            <text:p>97437</text:p>
          </table:table-cell>
          <table:table-cell office:value-type="float" office:value="241864" table:style-name="ce15">
            <text:p>241864</text:p>
          </table:table-cell>
          <table:table-cell office:value-type="float" office:value="116154" table:style-name="ce15">
            <text:p>116154</text:p>
          </table:table-cell>
          <table:table-cell office:value-type="float" office:value="125710" table:style-name="ce15">
            <text:p>125710</text:p>
          </table:table-cell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16">
            <text:p>說明：里數、鄰數係根據戶籍登記資料里鄰門牌資料檔及戶籍登記資料分列（與行政區域編組之里數、鄰數無關）。</text:p>
          </table:table-cell>
          <table:covered-table-cell table:number-columns-repeated="8"/>
          <table:table-cell table:number-columns-repeated="16375"/>
        </table:table-row>
        <table:table-row table:number-rows-repeated="1048559" table:style-name="ro1">
          <table:table-cell table:number-columns-repeated="16384"/>
        </table:table-row>
      </table:table>
      <table:table table:name="5月" table:style-name="ta2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4" table:default-cell-style-name="ce1"/>
        <table:table-column table:style-name="co4" table:number-columns-repeated="1015" table:default-cell-style-name="ce1"/>
        <table:table-column table:style-name="co5" table:number-columns-repeated="15360" table:default-cell-style-name="ce1"/>
        <table:table-row table:style-name="ro1">
          <table:table-cell office:value-type="string" table:number-columns-spanned="9" table:number-rows-spanned="1" table:style-name="ce6">
            <text:p>臺北市   111<text:span text:style-name="T1"><text:s/>年 5</text:span><text:s/>月  各行政區戶籍人口數、戶數統計表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7">
            <text:p>區別</text:p>
          </table:table-cell>
          <table:table-cell office:value-type="string" table:number-columns-spanned="2" table:number-rows-spanned="1" table:style-name="ce7">
            <text:p>里數</text:p>
          </table:table-cell>
          <table:covered-table-cell/>
          <table:table-cell office:value-type="string" table:number-columns-spanned="2" table:number-rows-spanned="1" table:style-name="ce7">
            <text:p>鄰數</text:p>
          </table:table-cell>
          <table:covered-table-cell/>
          <table:table-cell office:value-type="string" table:number-columns-spanned="1" table:number-rows-spanned="2" table:style-name="ce7">
            <text:p>戶數</text:p>
          </table:table-cell>
          <table:table-cell office:value-type="string" table:number-columns-spanned="3" table:number-rows-spanned="1" table:style-name="ce7">
            <text:p>人口數</text:p>
          </table:table-cell>
          <table:covered-table-cell table:number-columns-repeated="2"/>
          <table:table-cell table:number-columns-repeated="16375"/>
        </table:table-row>
        <table:table-row table:style-name="ro1">
          <table:covered-table-cell/>
          <table:table-cell office:value-type="string" table:style-name="ce2">
            <text:p>現有門牌</text:p>
          </table:table-cell>
          <table:table-cell office:value-type="string" table:style-name="ce2">
            <text:p>戶籍登記</text:p>
          </table:table-cell>
          <table:table-cell office:value-type="string" table:style-name="ce2">
            <text:p>現有門牌</text:p>
          </table:table-cell>
          <table:table-cell office:value-type="string" table:style-name="ce2">
            <text:p>戶籍登記</text:p>
          </table:table-cell>
          <table:covered-table-cell/>
          <table:table-cell office:value-type="string" table:style-name="ce2">
            <text:p>合計</text:p>
          </table:table-cell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/>總計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11">
            <text:p><text:s/>松山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11">
            <text:p><text:s/>信義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11">
            <text:p><text:s/>大安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11">
            <text:p><text:s/>中山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11">
            <text:p><text:s/>中正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11">
            <text:p><text:s/>大同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11">
            <text:p><text:s/>萬華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11">
            <text:p><text:s/>文山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11">
            <text:p><text:s/>南港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11">
            <text:p><text:s/>內湖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11">
            <text:p><text:s/>士林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11">
            <text:p><text:s/>北投區</text:p>
          </table:table-cell>
          <table:table-cell table:number-columns-repeated="8" table:style-name="ce5"/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8">
            <text:p>說明：里數、鄰數係根據戶籍登記資料里鄰門牌資料檔及戶籍登記資料分列（與行政區域編組之里數、鄰數無關）。</text:p>
          </table:table-cell>
          <table:covered-table-cell table:number-columns-repeated="8"/>
          <table:table-cell table:number-columns-repeated="16375"/>
        </table:table-row>
        <table:table-row table:number-rows-repeated="1048559" table:style-name="ro1">
          <table:table-cell table:number-columns-repeated="16384"/>
        </table:table-row>
      </table:table>
      <table:table table:name="6月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4" table:default-cell-style-name="ce1"/>
        <table:table-column table:style-name="co4" table:number-columns-repeated="1015" table:default-cell-style-name="ce1"/>
        <table:table-column table:style-name="co5" table:number-columns-repeated="15360" table:default-cell-style-name="ce1"/>
        <table:table-row table:style-name="ro1">
          <table:table-cell office:value-type="string" table:number-columns-spanned="9" table:number-rows-spanned="1" table:style-name="ce6">
            <text:p>臺北市   111<text:span text:style-name="T1"><text:s/>年 6 月  各行政區戶籍人口數、戶數統計表</text:span>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7">
            <text:p>區別</text:p>
          </table:table-cell>
          <table:table-cell office:value-type="string" table:number-columns-spanned="2" table:number-rows-spanned="1" table:style-name="ce7">
            <text:p>里數</text:p>
          </table:table-cell>
          <table:covered-table-cell/>
          <table:table-cell office:value-type="string" table:number-columns-spanned="2" table:number-rows-spanned="1" table:style-name="ce7">
            <text:p>鄰數</text:p>
          </table:table-cell>
          <table:covered-table-cell/>
          <table:table-cell office:value-type="string" table:number-columns-spanned="1" table:number-rows-spanned="2" table:style-name="ce7">
            <text:p>戶數</text:p>
          </table:table-cell>
          <table:table-cell office:value-type="string" table:number-columns-spanned="3" table:number-rows-spanned="1" table:style-name="ce7">
            <text:p>人口數</text:p>
          </table:table-cell>
          <table:covered-table-cell table:number-columns-repeated="2"/>
          <table:table-cell table:number-columns-repeated="16375"/>
        </table:table-row>
        <table:table-row table:style-name="ro1">
          <table:covered-table-cell/>
          <table:table-cell office:value-type="string" table:style-name="ce2">
            <text:p>現有門牌</text:p>
          </table:table-cell>
          <table:table-cell office:value-type="string" table:style-name="ce2">
            <text:p>戶籍登記</text:p>
          </table:table-cell>
          <table:table-cell office:value-type="string" table:style-name="ce2">
            <text:p>現有門牌</text:p>
          </table:table-cell>
          <table:table-cell office:value-type="string" table:style-name="ce2">
            <text:p>戶籍登記</text:p>
          </table:table-cell>
          <table:covered-table-cell/>
          <table:table-cell office:value-type="string" table:style-name="ce2">
            <text:p>合計</text:p>
          </table:table-cell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總計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4">
            <text:p><text:s/>松山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4">
            <text:p><text:s/>信義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4">
            <text:p><text:s/>大安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4">
            <text:p><text:s/>中山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4">
            <text:p><text:s/>中正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4">
            <text:p><text:s/>大同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4">
            <text:p><text:s/>萬華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4">
            <text:p><text:s/>文山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4">
            <text:p><text:s/>南港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4">
            <text:p><text:s/>內湖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4">
            <text:p><text:s/>士林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4">
            <text:p><text:s/>北投區</text:p>
          </table:table-cell>
          <table:table-cell table:number-columns-repeated="8" table:style-name="ce5"/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8">
            <text:p>說明：里數、鄰數係根據戶籍登記資料里鄰門牌資料檔及戶籍登記資料分列（與行政區域編組之里數、鄰數無關）。</text:p>
          </table:table-cell>
          <table:covered-table-cell table:number-columns-repeated="8"/>
          <table:table-cell table:number-columns-repeated="16375"/>
        </table:table-row>
        <table:table-row table:number-rows-repeated="1048559" table:style-name="ro1">
          <table:table-cell table:number-columns-repeated="16384"/>
        </table:table-row>
      </table:table>
      <table:table table:name="7月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4" table:default-cell-style-name="ce1"/>
        <table:table-column table:style-name="co4" table:number-columns-repeated="1015" table:default-cell-style-name="ce1"/>
        <table:table-column table:style-name="co5" table:number-columns-repeated="15360" table:default-cell-style-name="ce1"/>
        <table:table-row table:style-name="ro1">
          <table:table-cell office:value-type="string" table:number-columns-spanned="9" table:number-rows-spanned="1" table:style-name="ce6">
            <text:p>臺北市   111<text:span text:style-name="T1"><text:s/>年 7</text:span><text:s/>月  各行政區戶籍人口數、戶數統計表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7">
            <text:p>區別</text:p>
          </table:table-cell>
          <table:table-cell office:value-type="string" table:number-columns-spanned="2" table:number-rows-spanned="1" table:style-name="ce7">
            <text:p>里數</text:p>
          </table:table-cell>
          <table:covered-table-cell/>
          <table:table-cell office:value-type="string" table:number-columns-spanned="2" table:number-rows-spanned="1" table:style-name="ce7">
            <text:p>鄰數</text:p>
          </table:table-cell>
          <table:covered-table-cell/>
          <table:table-cell office:value-type="string" table:number-columns-spanned="1" table:number-rows-spanned="2" table:style-name="ce7">
            <text:p>戶數</text:p>
          </table:table-cell>
          <table:table-cell office:value-type="string" table:number-columns-spanned="3" table:number-rows-spanned="1" table:style-name="ce7">
            <text:p>人口數</text:p>
          </table:table-cell>
          <table:covered-table-cell table:number-columns-repeated="2"/>
          <table:table-cell table:number-columns-repeated="16375"/>
        </table:table-row>
        <table:table-row table:style-name="ro1">
          <table:covered-table-cell/>
          <table:table-cell office:value-type="string" table:style-name="ce2">
            <text:p>現有門牌</text:p>
          </table:table-cell>
          <table:table-cell office:value-type="string" table:style-name="ce2">
            <text:p>戶籍登記</text:p>
          </table:table-cell>
          <table:table-cell office:value-type="string" table:style-name="ce2">
            <text:p>現有門牌</text:p>
          </table:table-cell>
          <table:table-cell office:value-type="string" table:style-name="ce2">
            <text:p>戶籍登記</text:p>
          </table:table-cell>
          <table:covered-table-cell/>
          <table:table-cell office:value-type="string" table:style-name="ce2">
            <text:p>合計</text:p>
          </table:table-cell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/>總計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11">
            <text:p><text:s/>松山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11">
            <text:p><text:s/>信義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11">
            <text:p><text:s/>大安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11">
            <text:p><text:s/>中山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11">
            <text:p><text:s/>中正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11">
            <text:p><text:s/>大同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11">
            <text:p><text:s/>萬華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11">
            <text:p><text:s/>文山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11">
            <text:p><text:s/>南港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11">
            <text:p><text:s/>內湖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11">
            <text:p><text:s/>士林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11">
            <text:p><text:s/>北投區</text:p>
          </table:table-cell>
          <table:table-cell table:number-columns-repeated="8" table:style-name="ce5"/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8">
            <text:p>說明：里數、鄰數係根據戶籍登記資料里鄰門牌資料檔及戶籍登記資料分列（與行政區域編組之里數、鄰數無關）。</text:p>
          </table:table-cell>
          <table:covered-table-cell table:number-columns-repeated="8"/>
          <table:table-cell table:number-columns-repeated="16375"/>
        </table:table-row>
        <table:table-row table:number-rows-repeated="1048559" table:style-name="ro1">
          <table:table-cell table:number-columns-repeated="16384"/>
        </table:table-row>
      </table:table>
      <table:table table:name="8月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4" table:default-cell-style-name="ce1"/>
        <table:table-column table:style-name="co4" table:number-columns-repeated="1015" table:default-cell-style-name="ce1"/>
        <table:table-column table:style-name="co5" table:number-columns-repeated="15360" table:default-cell-style-name="ce1"/>
        <table:table-row table:style-name="ro1">
          <table:table-cell office:value-type="string" table:number-columns-spanned="9" table:number-rows-spanned="1" table:style-name="ce6">
            <text:p>臺北市   111<text:span text:style-name="T1"><text:s/>年 8 月  各行政區戶籍人口數、戶數統計表</text:span>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7">
            <text:p>區別</text:p>
          </table:table-cell>
          <table:table-cell office:value-type="string" table:number-columns-spanned="2" table:number-rows-spanned="1" table:style-name="ce7">
            <text:p>里數</text:p>
          </table:table-cell>
          <table:covered-table-cell/>
          <table:table-cell office:value-type="string" table:number-columns-spanned="2" table:number-rows-spanned="1" table:style-name="ce7">
            <text:p>鄰數</text:p>
          </table:table-cell>
          <table:covered-table-cell/>
          <table:table-cell office:value-type="string" table:number-columns-spanned="1" table:number-rows-spanned="2" table:style-name="ce7">
            <text:p>戶數</text:p>
          </table:table-cell>
          <table:table-cell office:value-type="string" table:number-columns-spanned="3" table:number-rows-spanned="1" table:style-name="ce7">
            <text:p>人口數</text:p>
          </table:table-cell>
          <table:covered-table-cell table:number-columns-repeated="2"/>
          <table:table-cell table:number-columns-repeated="16375"/>
        </table:table-row>
        <table:table-row table:style-name="ro1">
          <table:covered-table-cell/>
          <table:table-cell office:value-type="string" table:style-name="ce2">
            <text:p>現有門牌</text:p>
          </table:table-cell>
          <table:table-cell office:value-type="string" table:style-name="ce2">
            <text:p>戶籍登記</text:p>
          </table:table-cell>
          <table:table-cell office:value-type="string" table:style-name="ce2">
            <text:p>現有門牌</text:p>
          </table:table-cell>
          <table:table-cell office:value-type="string" table:style-name="ce2">
            <text:p>戶籍登記</text:p>
          </table:table-cell>
          <table:covered-table-cell/>
          <table:table-cell office:value-type="string" table:style-name="ce2">
            <text:p>合計</text:p>
          </table:table-cell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/>總計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11">
            <text:p><text:s/>松山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11">
            <text:p><text:s/>信義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11">
            <text:p><text:s/>大安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11">
            <text:p><text:s/>中山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11">
            <text:p><text:s/>中正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11">
            <text:p><text:s/>大同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11">
            <text:p><text:s/>萬華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11">
            <text:p><text:s/>文山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11">
            <text:p><text:s/>南港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11">
            <text:p><text:s/>內湖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11">
            <text:p><text:s/>士林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11">
            <text:p><text:s/>北投區</text:p>
          </table:table-cell>
          <table:table-cell table:number-columns-repeated="8" table:style-name="ce5"/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8">
            <text:p>說明：里數、鄰數係根據戶籍登記資料里鄰門牌資料檔及戶籍登記資料分列（與行政區域編組之里數、鄰數無關）。</text:p>
          </table:table-cell>
          <table:covered-table-cell table:number-columns-repeated="8"/>
          <table:table-cell table:number-columns-repeated="16375"/>
        </table:table-row>
        <table:table-row table:number-rows-repeated="1048559" table:style-name="ro1">
          <table:table-cell table:number-columns-repeated="16384"/>
        </table:table-row>
      </table:table>
      <table:table table:name="9月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4" table:default-cell-style-name="ce1"/>
        <table:table-column table:style-name="co4" table:number-columns-repeated="1015" table:default-cell-style-name="ce1"/>
        <table:table-column table:style-name="co5" table:number-columns-repeated="15360" table:default-cell-style-name="ce1"/>
        <table:table-row table:style-name="ro1">
          <table:table-cell office:value-type="string" table:number-columns-spanned="9" table:number-rows-spanned="1" table:style-name="ce6">
            <text:p>臺北市   111<text:span text:style-name="T1"><text:s/>年 9</text:span><text:s/>月  各行政區戶籍人口數、戶數統計表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7">
            <text:p>區別</text:p>
          </table:table-cell>
          <table:table-cell office:value-type="string" table:number-columns-spanned="2" table:number-rows-spanned="1" table:style-name="ce7">
            <text:p>里數</text:p>
          </table:table-cell>
          <table:covered-table-cell/>
          <table:table-cell office:value-type="string" table:number-columns-spanned="2" table:number-rows-spanned="1" table:style-name="ce7">
            <text:p>鄰數</text:p>
          </table:table-cell>
          <table:covered-table-cell/>
          <table:table-cell office:value-type="string" table:number-columns-spanned="1" table:number-rows-spanned="2" table:style-name="ce7">
            <text:p>戶數</text:p>
          </table:table-cell>
          <table:table-cell office:value-type="string" table:number-columns-spanned="3" table:number-rows-spanned="1" table:style-name="ce7">
            <text:p>人口數</text:p>
          </table:table-cell>
          <table:covered-table-cell table:number-columns-repeated="2"/>
          <table:table-cell table:number-columns-repeated="16375"/>
        </table:table-row>
        <table:table-row table:style-name="ro1">
          <table:covered-table-cell/>
          <table:table-cell office:value-type="string" table:style-name="ce2">
            <text:p>現有門牌</text:p>
          </table:table-cell>
          <table:table-cell office:value-type="string" table:style-name="ce2">
            <text:p>戶籍登記</text:p>
          </table:table-cell>
          <table:table-cell office:value-type="string" table:style-name="ce2">
            <text:p>現有門牌</text:p>
          </table:table-cell>
          <table:table-cell office:value-type="string" table:style-name="ce2">
            <text:p>戶籍登記</text:p>
          </table:table-cell>
          <table:covered-table-cell/>
          <table:table-cell office:value-type="string" table:style-name="ce2">
            <text:p>合計</text:p>
          </table:table-cell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總計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4">
            <text:p><text:s/>松山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4">
            <text:p><text:s/>信義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4">
            <text:p><text:s/>大安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4">
            <text:p><text:s/>中山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4">
            <text:p><text:s/>中正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4">
            <text:p><text:s/>大同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4">
            <text:p><text:s/>萬華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4">
            <text:p><text:s/>文山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4">
            <text:p><text:s/>南港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4">
            <text:p><text:s/>內湖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4">
            <text:p><text:s/>士林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4">
            <text:p><text:s/>北投區</text:p>
          </table:table-cell>
          <table:table-cell table:number-columns-repeated="8" table:style-name="ce5"/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8">
            <text:p>說明：里數、鄰數係根據戶籍登記資料里鄰門牌資料檔及戶籍登記資料分列（與行政區域編組之里數、鄰數無關）。</text:p>
          </table:table-cell>
          <table:covered-table-cell table:number-columns-repeated="8"/>
          <table:table-cell table:number-columns-repeated="16375"/>
        </table:table-row>
        <table:table-row table:number-rows-repeated="1048559" table:style-name="ro1">
          <table:table-cell table:number-columns-repeated="16384"/>
        </table:table-row>
      </table:table>
      <table:table table:name="10月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4" table:default-cell-style-name="ce1"/>
        <table:table-column table:style-name="co4" table:number-columns-repeated="1015" table:default-cell-style-name="ce1"/>
        <table:table-column table:style-name="co5" table:number-columns-repeated="15360" table:default-cell-style-name="ce1"/>
        <table:table-row table:style-name="ro1">
          <table:table-cell office:value-type="string" table:number-columns-spanned="9" table:number-rows-spanned="1" table:style-name="ce6">
            <text:p>臺北市   111<text:span text:style-name="T1"><text:s/>年 10 月  各行政區戶籍人口數、戶數統計表</text:span>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7">
            <text:p>區別</text:p>
          </table:table-cell>
          <table:table-cell office:value-type="string" table:number-columns-spanned="2" table:number-rows-spanned="1" table:style-name="ce7">
            <text:p>里數</text:p>
          </table:table-cell>
          <table:covered-table-cell/>
          <table:table-cell office:value-type="string" table:number-columns-spanned="2" table:number-rows-spanned="1" table:style-name="ce7">
            <text:p>鄰數</text:p>
          </table:table-cell>
          <table:covered-table-cell/>
          <table:table-cell office:value-type="string" table:number-columns-spanned="1" table:number-rows-spanned="2" table:style-name="ce7">
            <text:p>戶數</text:p>
          </table:table-cell>
          <table:table-cell office:value-type="string" table:number-columns-spanned="3" table:number-rows-spanned="1" table:style-name="ce7">
            <text:p>人口數</text:p>
          </table:table-cell>
          <table:covered-table-cell table:number-columns-repeated="2"/>
          <table:table-cell table:number-columns-repeated="16375"/>
        </table:table-row>
        <table:table-row table:style-name="ro1">
          <table:covered-table-cell/>
          <table:table-cell office:value-type="string" table:style-name="ce2">
            <text:p>現有門牌</text:p>
          </table:table-cell>
          <table:table-cell office:value-type="string" table:style-name="ce2">
            <text:p>戶籍登記</text:p>
          </table:table-cell>
          <table:table-cell office:value-type="string" table:style-name="ce2">
            <text:p>現有門牌</text:p>
          </table:table-cell>
          <table:table-cell office:value-type="string" table:style-name="ce2">
            <text:p>戶籍登記</text:p>
          </table:table-cell>
          <table:covered-table-cell/>
          <table:table-cell office:value-type="string" table:style-name="ce2">
            <text:p>合計</text:p>
          </table:table-cell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/>總計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11">
            <text:p><text:s/>松山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11">
            <text:p><text:s/>信義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11">
            <text:p><text:s/>大安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11">
            <text:p><text:s/>中山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11">
            <text:p><text:s/>中正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11">
            <text:p><text:s/>大同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11">
            <text:p><text:s/>萬華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11">
            <text:p><text:s/>文山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11">
            <text:p><text:s/>南港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11">
            <text:p><text:s/>內湖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11">
            <text:p><text:s/>士林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11">
            <text:p><text:s/>北投區</text:p>
          </table:table-cell>
          <table:table-cell table:number-columns-repeated="8" table:style-name="ce5"/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8">
            <text:p>說明：里數、鄰數係根據戶籍登記資料里鄰門牌資料檔及戶籍登記資料分列（與行政區域編組之里數、鄰數無關）。</text:p>
          </table:table-cell>
          <table:covered-table-cell table:number-columns-repeated="8"/>
          <table:table-cell table:number-columns-repeated="16375"/>
        </table:table-row>
        <table:table-row table:number-rows-repeated="1048559" table:style-name="ro1">
          <table:table-cell table:number-columns-repeated="16384"/>
        </table:table-row>
      </table:table>
      <table:table table:name="11月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4" table:default-cell-style-name="ce1"/>
        <table:table-column table:style-name="co4" table:number-columns-repeated="1015" table:default-cell-style-name="ce1"/>
        <table:table-column table:style-name="co5" table:number-columns-repeated="15360" table:default-cell-style-name="ce1"/>
        <table:table-row table:style-name="ro1">
          <table:table-cell office:value-type="string" table:number-columns-spanned="9" table:number-rows-spanned="1" table:style-name="ce6">
            <text:p>臺北市   111<text:span text:style-name="T1"><text:s/>年 11</text:span><text:s/>月  各行政區戶籍人口數、戶數統計表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7">
            <text:p>區別</text:p>
          </table:table-cell>
          <table:table-cell office:value-type="string" table:number-columns-spanned="2" table:number-rows-spanned="1" table:style-name="ce7">
            <text:p>里數</text:p>
          </table:table-cell>
          <table:covered-table-cell/>
          <table:table-cell office:value-type="string" table:number-columns-spanned="2" table:number-rows-spanned="1" table:style-name="ce7">
            <text:p>鄰數</text:p>
          </table:table-cell>
          <table:covered-table-cell/>
          <table:table-cell office:value-type="string" table:number-columns-spanned="1" table:number-rows-spanned="2" table:style-name="ce7">
            <text:p>戶數</text:p>
          </table:table-cell>
          <table:table-cell office:value-type="string" table:number-columns-spanned="3" table:number-rows-spanned="1" table:style-name="ce7">
            <text:p>人口數</text:p>
          </table:table-cell>
          <table:covered-table-cell table:number-columns-repeated="2"/>
          <table:table-cell table:number-columns-repeated="16375"/>
        </table:table-row>
        <table:table-row table:style-name="ro1">
          <table:covered-table-cell/>
          <table:table-cell office:value-type="string" table:style-name="ce3">
            <text:p>現有門牌</text:p>
          </table:table-cell>
          <table:table-cell office:value-type="string" table:style-name="ce3">
            <text:p>戶籍登記</text:p>
          </table:table-cell>
          <table:table-cell office:value-type="string" table:style-name="ce3">
            <text:p>現有門牌</text:p>
          </table:table-cell>
          <table:table-cell office:value-type="string" table:style-name="ce3">
            <text:p>戶籍登記</text:p>
          </table:table-cell>
          <table:covered-table-cell/>
          <table:table-cell office:value-type="string" table:style-name="ce3">
            <text:p>合計</text:p>
          </table:table-cell>
          <table:table-cell office:value-type="string" table:style-name="ce3">
            <text:p>男</text:p>
          </table:table-cell>
          <table:table-cell office:value-type="string" table:style-name="ce3">
            <text:p>女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總計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4">
            <text:p><text:s/>松山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4">
            <text:p><text:s/>信義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4">
            <text:p><text:s/>大安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4">
            <text:p><text:s/>中山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4">
            <text:p><text:s/>中正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4">
            <text:p><text:s/>大同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4">
            <text:p><text:s/>萬華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4">
            <text:p><text:s/>文山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4">
            <text:p><text:s/>南港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4">
            <text:p><text:s/>內湖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4">
            <text:p><text:s/>士林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4">
            <text:p><text:s/>北投區</text:p>
          </table:table-cell>
          <table:table-cell table:number-columns-repeated="8" table:style-name="ce5"/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8">
            <text:p>說明：里數、鄰數係根據戶籍登記資料里鄰門牌資料檔及戶籍登記資料分列（與行政區域編組之里數、鄰數無關）。</text:p>
          </table:table-cell>
          <table:covered-table-cell table:number-columns-repeated="8"/>
          <table:table-cell table:number-columns-repeated="16375"/>
        </table:table-row>
        <table:table-row table:number-rows-repeated="1048559" table:style-name="ro1">
          <table:table-cell table:number-columns-repeated="16384"/>
        </table:table-row>
      </table:table>
      <table:table table:name="12月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4" table:default-cell-style-name="ce1"/>
        <table:table-column table:style-name="co4" table:number-columns-repeated="1015" table:default-cell-style-name="ce1"/>
        <table:table-column table:style-name="co5" table:number-columns-repeated="15360" table:default-cell-style-name="ce1"/>
        <table:table-row table:style-name="ro1">
          <table:table-cell office:value-type="string" table:number-columns-spanned="9" table:number-rows-spanned="1" table:style-name="ce6">
            <text:p>臺北市   111<text:span text:style-name="T1"><text:s/>年 12 月  各行政區戶籍人口數、戶數統計表</text:span>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7">
            <text:p>區別</text:p>
          </table:table-cell>
          <table:table-cell office:value-type="string" table:number-columns-spanned="2" table:number-rows-spanned="1" table:style-name="ce7">
            <text:p>里數</text:p>
          </table:table-cell>
          <table:covered-table-cell/>
          <table:table-cell office:value-type="string" table:number-columns-spanned="2" table:number-rows-spanned="1" table:style-name="ce7">
            <text:p>鄰數</text:p>
          </table:table-cell>
          <table:covered-table-cell/>
          <table:table-cell office:value-type="string" table:number-columns-spanned="1" table:number-rows-spanned="2" table:style-name="ce7">
            <text:p>戶數</text:p>
          </table:table-cell>
          <table:table-cell office:value-type="string" table:number-columns-spanned="3" table:number-rows-spanned="1" table:style-name="ce7">
            <text:p>人口數</text:p>
          </table:table-cell>
          <table:covered-table-cell table:number-columns-repeated="2"/>
          <table:table-cell table:number-columns-repeated="16375"/>
        </table:table-row>
        <table:table-row table:style-name="ro1">
          <table:covered-table-cell/>
          <table:table-cell office:value-type="string" table:style-name="ce2">
            <text:p>現有門牌</text:p>
          </table:table-cell>
          <table:table-cell office:value-type="string" table:style-name="ce2">
            <text:p>戶籍登記</text:p>
          </table:table-cell>
          <table:table-cell office:value-type="string" table:style-name="ce2">
            <text:p>現有門牌</text:p>
          </table:table-cell>
          <table:table-cell office:value-type="string" table:style-name="ce2">
            <text:p>戶籍登記</text:p>
          </table:table-cell>
          <table:covered-table-cell/>
          <table:table-cell office:value-type="string" table:style-name="ce2">
            <text:p>合計</text:p>
          </table:table-cell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/>總計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11">
            <text:p><text:s/>松山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11">
            <text:p><text:s/>信義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11">
            <text:p><text:s/>大安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11">
            <text:p><text:s/>中山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11">
            <text:p><text:s/>中正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11">
            <text:p><text:s/>大同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11">
            <text:p><text:s/>萬華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11">
            <text:p><text:s/>文山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11">
            <text:p><text:s/>南港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11">
            <text:p><text:s/>內湖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11">
            <text:p><text:s/>士林區</text:p>
          </table:table-cell>
          <table:table-cell table:number-columns-repeated="8" table:style-name="ce5"/>
          <table:table-cell table:number-columns-repeated="16375"/>
        </table:table-row>
        <table:table-row table:style-name="ro1">
          <table:table-cell office:value-type="string" table:style-name="ce11">
            <text:p><text:s/>北投區</text:p>
          </table:table-cell>
          <table:table-cell table:number-columns-repeated="8" table:style-name="ce5"/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8">
            <text:p>說明：里數、鄰數係根據戶籍登記資料里鄰門牌資料檔及戶籍登記資料分列（與行政區域編組之里數、鄰數無關）。</text:p>
          </table:table-cell>
          <table:covered-table-cell table:number-columns-repeated="8"/>
          <table:table-cell table:number-columns-repeated="16375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0" number:min-integer-digits="1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>
        <number:embedded-text number:position="0"> </number:embedded-text>
      </number:number>
    </number:number-style>
    <number:number-style style:name="N48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2" number:min-integer-digits="1" number:grouping="true"/>
      <number:text> </number:text>
    </number:number-style>
    <number:number-style style:name="N49P1">
      <number:text>-</number:text>
      <number:number number:decimal-places="2" number:min-integer-digits="1" number:grouping="true"/>
      <number:text> </number:text>
    </number:number-style>
    <number:number-style style:name="N49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style:style style:name="Accent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BuiltIn_20_37__32_-_32__36628__33394_1" style:display-name="Excel_BuiltIn_20% - 輔色1" style:family="table-cell" style:data-style-name="N0">
      <style:table-cell-properties style:vertical-align="middle" fo:background-color="#CCFFFF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middle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21315__20998__20301_" style:display-name="千分位" style:family="table-cell" style:data-style-name="N49">
      <style:table-cell-properties style:vertical-align="middle" fo:background-color="transparen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貴因 楊</meta:initial-creator>
    <dc:creator>貴因 楊</dc:creator>
    <meta:creation-date>2021-02-01T09:17:05Z</meta:creation-date>
    <dc:date>2022-05-02T06:26:31Z</dc:date>
    <meta:editing-cycles>1</meta:editing-cycles>
    <meta:editing-duration>PT150S</meta:editing-duration>
  </office:meta>
</office:document-meta>
</file>